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1885C8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solid" draw:fill-color="#0066cc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solid" draw:fill-color="#0066cc" draw:textarea-horizontal-align="justify" draw:textarea-vertical-align="middle" draw:auto-grow-height="false"/>
    </style:style>
    <style:style style:name="gr18" style:family="graphic">
      <style:graphic-properties draw:textarea-horizontal-align="justify" draw:textarea-vertical-align="middle" draw:auto-grow-height="false" fo:min-height="1.104cm" fo:min-width="0.854cm"/>
    </style:style>
    <style:style style:name="gr19" style:family="graphic">
      <style:graphic-properties draw:textarea-horizontal-align="justify" draw:textarea-vertical-align="middle" draw:auto-grow-height="false" fo:min-height="1.104cm" fo:min-width="1.754cm"/>
    </style:style>
    <style:style style:name="gr20" style:family="graphic">
      <style:graphic-properties draw:textarea-horizontal-align="justify" draw:textarea-vertical-align="middle" draw:auto-grow-height="false" fo:min-height="1.104cm" fo:min-width="10.054cm"/>
    </style:style>
    <style:style style:name="gr21" style:family="graphic">
      <style:graphic-properties draw:textarea-horizontal-align="justify" draw:textarea-vertical-align="middle" draw:auto-grow-height="false" fo:min-height="1.104cm" fo:min-width="0.854cm"/>
    </style:style>
    <style:style style:name="gr22" style:family="graphic">
      <style:graphic-properties draw:textarea-horizontal-align="justify" draw:textarea-vertical-align="middle" draw:auto-grow-height="false" fo:min-height="2.704cm" fo:min-width="0.854cm"/>
    </style:style>
    <style:style style:name="gr23" style:family="graphic">
      <style:graphic-properties draw:textarea-horizontal-align="justify" draw:textarea-vertical-align="middle" draw:auto-grow-height="false" fo:min-height="0.654cm" fo:min-width="0.904cm"/>
    </style:style>
    <style:style style:name="gr24" style:family="graphic">
      <style:graphic-properties draw:textarea-horizontal-align="justify" draw:textarea-vertical-align="middle" draw:auto-grow-height="false" fo:min-height="1.104cm" fo:min-width="1.254cm"/>
    </style:style>
    <style:style style:name="gr25" style:family="graphic">
      <style:graphic-properties draw:textarea-horizontal-align="justify" draw:textarea-vertical-align="middle" draw:auto-grow-height="false" fo:min-height="1.104cm" fo:min-width="1.104cm"/>
    </style:style>
    <style:style style:name="gr26" style:family="graphic">
      <style:graphic-properties draw:textarea-horizontal-align="justify" draw:textarea-vertical-align="middle" draw:auto-grow-height="false" fo:min-height="1.104cm" fo:min-width="2.754cm"/>
    </style:style>
    <style:style style:name="gr27" style:family="graphic">
      <style:graphic-properties draw:stroke="none" draw:textarea-horizontal-align="justify" draw:textarea-vertical-align="middle" draw:auto-grow-height="false" fo:min-height="1.114cm" fo:min-width="0.764cm"/>
    </style:style>
    <style:style style:name="gr28" style:family="graphic">
      <style:graphic-properties draw:stroke="none" draw:textarea-horizontal-align="justify" draw:textarea-vertical-align="middle" draw:auto-grow-height="false" fo:min-height="2.518cm" fo:min-width="0.728cm"/>
    </style:style>
    <style:style style:name="gr29" style:family="graphic">
      <style:graphic-properties draw:textarea-horizontal-align="justify" draw:textarea-vertical-align="middle" draw:auto-grow-height="false" fo:min-height="0.834cm" fo:min-width="0.8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1.916cm" fo:min-width="1.766cm"/>
    </style:style>
    <style:style style:name="gr32" style:family="graphic" style:parent-style-name="standard">
      <style:graphic-properties draw:textarea-horizontal-align="justify" draw:textarea-vertical-align="middle" draw:auto-grow-height="false" fo:min-height="0.64cm" fo:min-width="0.5cm"/>
    </style:style>
    <style:style style:name="gr33" style:family="graphic" style:parent-style-name="standard">
      <style:graphic-properties draw:textarea-horizontal-align="justify" draw:textarea-vertical-align="middle" draw:auto-grow-height="false" fo:min-height="0.974cm" fo:min-width="0.782cm"/>
    </style:style>
    <style:style style:name="gr34" style:family="graphic" style:parent-style-name="standard">
      <style:graphic-properties draw:textarea-horizontal-align="justify" draw:textarea-vertical-align="middle" draw:auto-grow-height="false" fo:min-height="0.974cm" fo:min-width="0.783cm"/>
    </style:style>
    <style:style style:name="gr35" style:family="graphic" style:parent-style-name="standard">
      <style:graphic-properties draw:textarea-horizontal-align="justify" draw:textarea-vertical-align="middle" draw:auto-grow-height="false" fo:min-height="0.253cm" fo:min-width="0.065cm"/>
    </style:style>
    <style:style style:name="gr36" style:family="graphic" style:parent-style-name="standard">
      <style:graphic-properties draw:textarea-horizontal-align="justify" draw:textarea-vertical-align="middle" draw:auto-grow-height="false" fo:min-height="0.253cm" fo:min-width="0.066cm"/>
    </style:style>
    <style:style style:name="gr37" style:family="graphic" style:parent-style-name="standard">
      <style:graphic-properties draw:textarea-horizontal-align="justify" draw:textarea-vertical-align="middle" draw:auto-grow-height="false" fo:min-height="0.252cm" fo:min-width="0.065cm"/>
    </style:style>
    <style:style style:name="gr38" style:family="graphic" style:parent-style-name="standard">
      <style:graphic-properties draw:textarea-horizontal-align="justify" draw:textarea-vertical-align="middle" draw:auto-grow-height="false" fo:min-height="0.252cm" fo:min-width="0.066cm"/>
    </style:style>
    <style:style style:name="gr39" style:family="graphic" style:parent-style-name="standard">
      <style:graphic-properties draw:textarea-horizontal-align="justify" draw:textarea-vertical-align="middle" draw:auto-grow-height="false" fo:min-height="0.253cm" fo:min-width="0.067cm"/>
    </style:style>
    <style:style style:name="gr40" style:family="graphic" style:parent-style-name="standard">
      <style:graphic-properties draw:textarea-horizontal-align="justify" draw:textarea-vertical-align="middle" draw:auto-grow-height="false" fo:min-height="0.252cm" fo:min-width="0.067cm"/>
    </style:style>
    <style:style style:name="gr41" style:family="graphic" style:parent-style-name="standard">
      <style:graphic-properties draw:textarea-horizontal-align="justify" draw:textarea-vertical-align="middle" draw:auto-grow-height="false" fo:min-height="0.254cm" fo:min-width="0.065cm"/>
    </style:style>
    <style:style style:name="gr42" style:family="graphic" style:parent-style-name="standard">
      <style:graphic-properties draw:textarea-horizontal-align="justify" draw:textarea-vertical-align="middle" draw:auto-grow-height="false" fo:min-height="0.254cm" fo:min-width="0.066cm"/>
    </style:style>
    <style:style style:name="gr43" style:family="graphic" style:parent-style-name="standard">
      <style:graphic-properties draw:textarea-horizontal-align="justify" draw:textarea-vertical-align="middle" draw:auto-grow-height="false" fo:min-height="0.974cm" fo:min-width="0.781cm"/>
    </style:style>
    <style:style style:name="gr44" style:family="graphic" style:parent-style-name="standard">
      <style:graphic-properties draw:textarea-horizontal-align="justify" draw:textarea-vertical-align="middle" draw:auto-grow-height="false" fo:min-height="0.974cm" fo:min-width="1.267cm"/>
    </style:style>
    <style:style style:name="gr45" style:family="graphic" style:parent-style-name="standard">
      <style:graphic-properties draw:textarea-horizontal-align="justify" draw:textarea-vertical-align="middle" draw:auto-grow-height="false" fo:min-height="0.974cm" fo:min-width="6.068cm"/>
    </style:style>
    <style:style style:name="gr46" style:family="graphic" style:parent-style-name="standard">
      <style:graphic-properties draw:textarea-horizontal-align="justify" draw:textarea-vertical-align="middle" draw:auto-grow-height="false" fo:min-height="2.484cm" fo:min-width="1.034cm"/>
    </style:style>
    <style:style style:name="gr47" style:family="graphic" style:parent-style-name="standard">
      <style:graphic-properties draw:stroke="none" draw:textarea-horizontal-align="justify" draw:textarea-vertical-align="middle" draw:auto-grow-height="false" fo:min-height="1.124cm" fo:min-width="0.674cm"/>
    </style:style>
    <style:style style:name="gr48" style:family="graphic" style:parent-style-name="standard">
      <style:graphic-properties draw:textarea-horizontal-align="justify" draw:textarea-vertical-align="middle" draw:auto-grow-height="false" fo:min-height="0.974cm" fo:min-width="1.667cm"/>
    </style:style>
    <style:style style:name="gr49" style:family="graphic" style:parent-style-name="standard">
      <style:graphic-properties draw:textarea-horizontal-align="justify" draw:textarea-vertical-align="middle" draw:auto-grow-height="false" fo:min-height="0.924cm" fo:min-width="1.074cm"/>
    </style:style>
    <style:style style:name="gr50" style:family="graphic" style:parent-style-name="standard">
      <style:graphic-properties draw:stroke="none" draw:textarea-horizontal-align="justify" draw:textarea-vertical-align="middle" draw:auto-grow-height="false" fo:min-height="2.298cm" fo:min-width="0.908cm"/>
    </style:style>
    <style:style style:name="gr51" style:family="graphic" style:parent-style-name="standard">
      <style:graphic-properties draw:textarea-horizontal-align="justify" draw:textarea-vertical-align="middle" draw:auto-grow-height="false" fo:min-height="0.974cm" fo:min-width="2.366cm"/>
    </style:style>
    <style:style style:name="gr52" style:family="graphic" style:parent-style-name="standard">
      <style:graphic-properties draw:textarea-horizontal-align="justify" draw:textarea-vertical-align="middle" draw:auto-grow-height="false" fo:min-height="0.974cm" fo:min-width="1.967cm"/>
    </style:style>
    <style:style style:name="gr53" style:family="graphic" style:parent-style-name="standard">
      <style:graphic-properties draw:textarea-horizontal-align="justify" draw:textarea-vertical-align="middle" draw:auto-grow-height="false" fo:min-height="0.974cm" fo:min-width="1.068cm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0.974cm" fo:min-width="0.782cm"/>
    </style:style>
    <style:style style:name="gr55" style:family="graphic">
      <style:graphic-properties draw:textarea-horizontal-align="justify" draw:textarea-vertical-align="middle" draw:auto-grow-height="false" fo:min-height="0.974cm" fo:min-width="0.782cm"/>
    </style:style>
    <style:style style:name="gr56" style:family="graphic">
      <style:graphic-properties draw:textarea-horizontal-align="justify" draw:textarea-vertical-align="middle" draw:auto-grow-height="false" fo:min-height="0.974cm" fo:min-width="0.783cm"/>
    </style:style>
    <style:style style:name="gr57" style:family="graphic">
      <style:graphic-properties draw:textarea-horizontal-align="justify" draw:textarea-vertical-align="middle" draw:auto-grow-height="false" fo:min-height="0.974cm" fo:min-width="0.781cm"/>
    </style:style>
    <style:style style:name="gr58" style:family="graphic">
      <style:graphic-properties draw:textarea-horizontal-align="justify" draw:textarea-vertical-align="middle" draw:auto-grow-height="false" fo:min-height="0.974cm" fo:min-width="1.267cm"/>
    </style:style>
    <style:style style:name="gr59" style:family="graphic">
      <style:graphic-properties draw:textarea-horizontal-align="justify" draw:textarea-vertical-align="middle" draw:auto-grow-height="false" fo:min-height="0.974cm" fo:min-width="6.068cm"/>
    </style:style>
    <style:style style:name="gr60" style:family="graphic">
      <style:graphic-properties draw:textarea-horizontal-align="justify" draw:textarea-vertical-align="middle" draw:auto-grow-height="false" fo:min-height="2.484cm" fo:min-width="1.034cm"/>
    </style:style>
    <style:style style:name="gr61" style:family="graphic">
      <style:graphic-properties draw:stroke="none" draw:textarea-horizontal-align="justify" draw:textarea-vertical-align="middle" draw:auto-grow-height="false" fo:min-height="1.124cm" fo:min-width="0.674cm"/>
    </style:style>
    <style:style style:name="gr62" style:family="graphic">
      <style:graphic-properties draw:textarea-horizontal-align="justify" draw:textarea-vertical-align="middle" draw:auto-grow-height="false" fo:min-height="0.974cm" fo:min-width="1.667cm"/>
    </style:style>
    <style:style style:name="gr63" style:family="graphic">
      <style:graphic-properties draw:textarea-horizontal-align="justify" draw:textarea-vertical-align="middle" draw:auto-grow-height="false" fo:min-height="0.924cm" fo:min-width="1.074cm"/>
    </style:style>
    <style:style style:name="gr64" style:family="graphic">
      <style:graphic-properties draw:stroke="none" draw:textarea-horizontal-align="justify" draw:textarea-vertical-align="middle" draw:auto-grow-height="false" fo:min-height="2.298cm" fo:min-width="0.908cm"/>
    </style:style>
    <style:style style:name="gr65" style:family="graphic">
      <style:graphic-properties draw:textarea-horizontal-align="justify" draw:textarea-vertical-align="middle" draw:auto-grow-height="false" fo:min-height="0.974cm" fo:min-width="2.366cm"/>
    </style:style>
    <style:style style:name="gr66" style:family="graphic">
      <style:graphic-properties draw:textarea-horizontal-align="justify" draw:textarea-vertical-align="middle" draw:auto-grow-height="false" fo:min-height="0.974cm" fo:min-width="1.967cm"/>
    </style:style>
    <style:style style:name="gr67" style:family="graphic">
      <style:graphic-properties draw:textarea-horizontal-align="justify" draw:textarea-vertical-align="middle" draw:auto-grow-height="false" fo:min-height="0.974cm" fo:min-width="1.068cm"/>
    </style:style>
    <style:style style:name="gr68" style:family="graphic">
      <style:graphic-properties draw:fill="none" draw:textarea-horizontal-align="justify" draw:textarea-vertical-align="middle" draw:auto-grow-height="false" fo:min-height="0.974cm" fo:min-width="0.782cm"/>
    </style:style>
    <style:style style:name="gr69" style:family="graphic">
      <style:graphic-properties draw:textarea-horizontal-align="justify" draw:textarea-vertical-align="middle" draw:auto-grow-height="false" fo:min-height="0.253cm" fo:min-width="0.067cm"/>
    </style:style>
    <style:style style:name="gr70" style:family="graphic">
      <style:graphic-properties draw:textarea-horizontal-align="justify" draw:textarea-vertical-align="middle" draw:auto-grow-height="false" fo:min-height="0.253cm" fo:min-width="0.065cm"/>
    </style:style>
    <style:style style:name="gr71" style:family="graphic">
      <style:graphic-properties draw:textarea-horizontal-align="justify" draw:textarea-vertical-align="middle" draw:auto-grow-height="false" fo:min-height="0.252cm" fo:min-width="0.067cm"/>
    </style:style>
    <style:style style:name="gr72" style:family="graphic">
      <style:graphic-properties draw:textarea-horizontal-align="justify" draw:textarea-vertical-align="middle" draw:auto-grow-height="false" fo:min-height="0.252cm" fo:min-width="0.065cm"/>
    </style:style>
    <style:style style:name="gr73" style:family="graphic">
      <style:graphic-properties draw:textarea-horizontal-align="justify" draw:textarea-vertical-align="middle" draw:auto-grow-height="false" fo:min-height="0.253cm" fo:min-width="0.066cm"/>
    </style:style>
    <style:style style:name="gr74" style:family="graphic">
      <style:graphic-properties draw:textarea-horizontal-align="justify" draw:textarea-vertical-align="middle" draw:auto-grow-height="false" fo:min-height="0.252cm" fo:min-width="0.066cm"/>
    </style:style>
    <style:style style:name="gr75" style:family="graphic">
      <style:graphic-properties draw:textarea-horizontal-align="justify" draw:textarea-vertical-align="middle" draw:auto-grow-height="false" fo:min-height="0.253cm" fo:min-width="0.065cm"/>
    </style:style>
    <style:style style:name="gr76" style:family="graphic">
      <style:graphic-properties draw:textarea-horizontal-align="justify" draw:textarea-vertical-align="middle" draw:auto-grow-height="false" fo:min-height="0.252cm" fo:min-width="0.065cm"/>
    </style:style>
    <style:style style:name="gr77" style:family="graphic" style:parent-style-name="standard">
      <style:graphic-properties draw:textarea-horizontal-align="justify" draw:textarea-vertical-align="middle" draw:auto-grow-height="false" fo:min-height="0.254cm" fo:min-width="0.065cm"/>
    </style:style>
    <style:style style:name="gr78" style:family="graphic" style:parent-style-name="standard">
      <style:graphic-properties draw:textarea-horizontal-align="justify" draw:textarea-vertical-align="middle" draw:auto-grow-height="false" fo:min-height="0.252cm" fo:min-width="0.065cm"/>
    </style:style>
    <style:style style:name="gr79" style:family="graphic" style:parent-style-name="standard">
      <style:graphic-properties draw:textarea-horizontal-align="justify" draw:textarea-vertical-align="middle" draw:auto-grow-height="false" fo:min-height="0.254cm" fo:min-width="0.066cm"/>
    </style:style>
    <style:style style:name="gr80" style:family="graphic" style:parent-style-name="standard">
      <style:graphic-properties draw:textarea-horizontal-align="justify" draw:textarea-vertical-align="middle" draw:auto-grow-height="false" fo:min-height="0.252cm" fo:min-width="0.066cm"/>
    </style:style>
    <style:style style:name="gr81" style:family="graphic">
      <style:graphic-properties draw:textarea-horizontal-align="justify" draw:textarea-vertical-align="middle" draw:auto-grow-height="false" fo:min-height="0.254cm" fo:min-width="0.066cm"/>
    </style:style>
    <style:style style:name="gr82" style:family="graphic">
      <style:graphic-properties draw:textarea-horizontal-align="justify" draw:textarea-vertical-align="middle" draw:auto-grow-height="false" fo:min-height="0.254cm" fo:min-width="0.065cm"/>
    </style:style>
    <style:style style:name="gr83" style:family="graphic">
      <style:graphic-properties draw:textarea-horizontal-align="justify" draw:textarea-vertical-align="middle" draw:auto-grow-height="false" fo:min-height="0.252cm" fo:min-width="0.066cm"/>
    </style:style>
    <style:style style:name="gr84" style:family="graphic">
      <style:graphic-properties draw:textarea-horizontal-align="justify" draw:textarea-vertical-align="middle" draw:auto-grow-height="false" fo:min-height="0.254cm" fo:min-width="0.066cm"/>
    </style:style>
    <style:style style:name="gr85" style:family="graphic">
      <style:graphic-properties draw:textarea-horizontal-align="justify" draw:textarea-vertical-align="middle" draw:auto-grow-height="false" fo:min-height="0.253cm" fo:min-width="0.066cm"/>
    </style:style>
    <style:style style:name="gr86" style:family="graphic">
      <style:graphic-properties draw:textarea-horizontal-align="justify" draw:textarea-vertical-align="middle" draw:auto-grow-height="false" fo:min-height="0.253cm" fo:min-width="0.067cm"/>
    </style:style>
    <style:style style:name="gr87" style:family="graphic">
      <style:graphic-properties draw:textarea-horizontal-align="justify" draw:textarea-vertical-align="middle" draw:auto-grow-height="false" fo:min-height="0.254cm" fo:min-width="0.065cm"/>
    </style:style>
    <style:style style:name="gr88" style:family="graphic">
      <style:graphic-properties draw:stroke="solid" svg:stroke-color="#000000" draw:textarea-horizontal-align="justify" draw:textarea-vertical-align="middle" draw:auto-grow-height="false" fo:min-height="0.974cm" fo:min-width="0.782cm"/>
    </style:style>
    <style:style style:name="gr89" style:family="graphic">
      <style:graphic-properties draw:stroke="solid" svg:stroke-color="#000000" draw:textarea-horizontal-align="justify" draw:textarea-vertical-align="middle" draw:auto-grow-height="false" fo:min-height="0.974cm" fo:min-width="0.783cm"/>
    </style:style>
    <style:style style:name="gr90" style:family="graphic">
      <style:graphic-properties draw:stroke="solid" svg:stroke-color="#000000" draw:textarea-horizontal-align="justify" draw:textarea-vertical-align="middle" draw:auto-grow-height="false" fo:min-height="0.253cm" fo:min-width="0.067cm"/>
    </style:style>
    <style:style style:name="gr91" style:family="graphic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92" style:family="graphic">
      <style:graphic-properties draw:stroke="solid" svg:stroke-color="#000000" draw:textarea-horizontal-align="justify" draw:textarea-vertical-align="middle" draw:auto-grow-height="false" fo:min-height="0.252cm" fo:min-width="0.067cm"/>
    </style:style>
    <style:style style:name="gr93" style:family="graphic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94" style:family="graphic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95" style:family="graphic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96" style:family="graphic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97" style:family="graphic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98" style:family="graphic">
      <style:graphic-properties draw:stroke="solid" svg:stroke-color="#000000" draw:fill="solid" draw:textarea-horizontal-align="justify" draw:textarea-vertical-align="middle" draw:auto-grow-height="false" fo:min-height="0.252cm" fo:min-width="0.065cm"/>
    </style:style>
    <style:style style:name="gr99" style:family="graphic">
      <style:graphic-properties draw:stroke="solid" svg:stroke-color="#000000" draw:textarea-horizontal-align="justify" draw:textarea-vertical-align="middle" draw:auto-grow-height="false" fo:min-height="0.974cm" fo:min-width="0.781cm"/>
    </style:style>
    <style:style style:name="gr100" style:family="graphic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101" style:family="graphic" style:list-style-name="L1">
      <style:graphic-properties draw:stroke="solid" svg:stroke-color="#000000" draw:fill-color="#ffff00" draw:textarea-horizontal-align="justify" draw:textarea-vertical-align="middle" draw:auto-grow-height="false" fo:min-height="0.254cm" fo:min-width="0.065cm"/>
    </style:style>
    <style:style style:name="gr102" style:family="graphic">
      <style:graphic-properties draw:stroke="solid" svg:stroke-color="#000000" draw:textarea-horizontal-align="justify" draw:textarea-vertical-align="middle" draw:auto-grow-height="false" fo:min-height="0.254cm" fo:min-width="0.066cm"/>
    </style:style>
    <style:style style:name="gr103" style:family="graphic">
      <style:graphic-properties draw:stroke="solid" svg:stroke-color="#000000" draw:fill="solid" draw:fill-color="#ffff00" draw:textarea-horizontal-align="justify" draw:textarea-vertical-align="middle" draw:auto-grow-height="false" fo:min-height="0.254cm" fo:min-width="0.065cm"/>
    </style:style>
    <style:style style:name="gr104" style:family="graphic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105" style:family="graphic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106" style:family="graphic">
      <style:graphic-properties draw:stroke="solid" svg:stroke-color="#000000" draw:fill="solid" draw:textarea-horizontal-align="justify" draw:textarea-vertical-align="middle" draw:auto-grow-height="false" fo:min-height="0.252cm" fo:min-width="0.066cm"/>
    </style:style>
    <style:style style:name="gr107" style:family="graphic">
      <style:graphic-properties draw:stroke="solid" svg:stroke-color="#000000" draw:textarea-horizontal-align="justify" draw:textarea-vertical-align="middle" draw:auto-grow-height="false" fo:min-height="0.254cm" fo:min-width="0.066cm"/>
    </style:style>
    <style:style style:name="gr108" style:family="graphic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109" style:family="graphic">
      <style:graphic-properties draw:stroke="solid" svg:stroke-color="#000000" draw:textarea-horizontal-align="justify" draw:textarea-vertical-align="middle" draw:auto-grow-height="false" fo:min-height="0.253cm" fo:min-width="0.067cm"/>
    </style:style>
    <style:style style:name="gr110" style:family="graphic">
      <style:graphic-properties draw:stroke="solid" svg:stroke-color="#000000" draw:fill="solid" draw:fill-color="#000080" draw:textarea-horizontal-align="justify" draw:textarea-vertical-align="middle" draw:auto-grow-height="false" fo:min-height="0.252cm" fo:min-width="0.065cm"/>
    </style:style>
    <style:style style:name="gr111" style:family="graphic">
      <style:graphic-properties draw:stroke="solid" svg:stroke-color="#000000" draw:fill="solid" draw:fill-color="#000080" draw:textarea-horizontal-align="justify" draw:textarea-vertical-align="middle" draw:auto-grow-height="false" fo:min-height="0.253cm" fo:min-width="0.066cm"/>
    </style:style>
    <style:style style:name="gr112" style:family="graphic">
      <style:graphic-properties draw:stroke="solid" svg:stroke-color="#000000" draw:fill="solid" draw:fill-color="#000080" draw:textarea-horizontal-align="justify" draw:textarea-vertical-align="middle" draw:auto-grow-height="false" fo:min-height="0.252cm" fo:min-width="0.066cm"/>
    </style:style>
    <style:style style:name="gr113" style:family="graphic">
      <style:graphic-properties draw:stroke="solid" svg:stroke-color="#000000" draw:fill="solid" draw:fill-color="#000080" draw:textarea-horizontal-align="justify" draw:textarea-vertical-align="middle" draw:auto-grow-height="false" fo:min-height="0.253cm" fo:min-width="0.065cm"/>
    </style:style>
    <style:style style:name="gr114" style:family="graphic">
      <style:graphic-properties draw:stroke="solid" svg:stroke-color="#000000" draw:fill="solid" draw:fill-color="#ffff00" draw:textarea-horizontal-align="justify" draw:textarea-vertical-align="middle" draw:auto-grow-height="false" fo:min-height="0.253cm" fo:min-width="0.065cm"/>
    </style:style>
    <style:style style:name="gr115" style:family="graphic">
      <style:graphic-properties draw:stroke="solid" svg:stroke-color="#000000" draw:textarea-horizontal-align="justify" draw:textarea-vertical-align="middle" draw:auto-grow-height="false" fo:min-height="0.974cm" fo:min-width="1.267cm"/>
    </style:style>
    <style:style style:name="gr116" style:family="graphic">
      <style:graphic-properties draw:stroke="solid" svg:stroke-color="#000000" draw:fill="solid" draw:fill-color="#ffff00" draw:textarea-horizontal-align="justify" draw:textarea-vertical-align="middle" draw:auto-grow-height="false" fo:min-height="0.254cm" fo:min-width="0.066cm"/>
    </style:style>
    <style:style style:name="gr117" style:family="graphic">
      <style:graphic-properties draw:stroke="solid" svg:stroke-color="#000000" draw:fill="solid" draw:fill-color="#ffff00" draw:textarea-horizontal-align="justify" draw:textarea-vertical-align="middle" draw:auto-grow-height="false" fo:min-height="0.252cm" fo:min-width="0.066cm"/>
    </style:style>
    <style:style style:name="gr118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3cm" fo:min-width="0.065cm"/>
    </style:style>
    <style:style style:name="gr119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2cm" fo:min-width="0.065cm"/>
    </style:style>
    <style:style style:name="gr120" style:family="graphic">
      <style:graphic-properties draw:stroke="solid" svg:stroke-color="#000000" draw:textarea-horizontal-align="justify" draw:textarea-vertical-align="middle" draw:auto-grow-height="false" fo:min-height="0.974cm" fo:min-width="6.068cm"/>
    </style:style>
    <style:style style:name="gr121" style:family="graphic">
      <style:graphic-properties draw:stroke="solid" svg:stroke-color="#000000" draw:textarea-horizontal-align="justify" draw:textarea-vertical-align="middle" draw:auto-grow-height="false" fo:min-height="2.484cm" fo:min-width="1.034cm"/>
    </style:style>
    <style:style style:name="gr122" style:family="graphic">
      <style:graphic-properties draw:stroke="solid" svg:stroke-color="#000000" draw:textarea-horizontal-align="justify" draw:textarea-vertical-align="middle" draw:auto-grow-height="false" fo:min-height="1.124cm" fo:min-width="0.674cm"/>
    </style:style>
    <style:style style:name="gr123" style:family="graphic">
      <style:graphic-properties draw:stroke="solid" svg:stroke-color="#000000" draw:textarea-horizontal-align="justify" draw:textarea-vertical-align="middle" draw:auto-grow-height="false" fo:min-height="0.974cm" fo:min-width="1.667cm"/>
    </style:style>
    <style:style style:name="gr124" style:family="graphic">
      <style:graphic-properties draw:stroke="solid" svg:stroke-color="#000000" draw:fill-color="#ffff00" draw:textarea-horizontal-align="justify" draw:textarea-vertical-align="middle" draw:auto-grow-height="false" fo:min-height="0.254cm" fo:min-width="0.066cm"/>
    </style:style>
    <style:style style:name="gr125" style:family="graphic">
      <style:graphic-properties draw:stroke="solid" svg:stroke-color="#000000" draw:fill-color="#ffff00" draw:textarea-horizontal-align="justify" draw:textarea-vertical-align="middle" draw:auto-grow-height="false" fo:min-height="0.252cm" fo:min-width="0.066cm"/>
    </style:style>
    <style:style style:name="gr126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3cm" fo:min-width="0.066cm"/>
    </style:style>
    <style:style style:name="gr127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2cm" fo:min-width="0.066cm"/>
    </style:style>
    <style:style style:name="gr128" style:family="graphic">
      <style:graphic-properties draw:stroke="solid" svg:stroke-color="#000000" draw:textarea-horizontal-align="justify" draw:textarea-vertical-align="middle" draw:auto-grow-height="false" fo:min-height="0.924cm" fo:min-width="1.074cm"/>
    </style:style>
    <style:style style:name="gr129" style:family="graphic">
      <style:graphic-properties draw:stroke="solid" svg:stroke-color="#000000" draw:textarea-horizontal-align="justify" draw:textarea-vertical-align="middle" draw:auto-grow-height="false" fo:min-height="2.298cm" fo:min-width="0.908cm"/>
    </style:style>
    <style:style style:name="gr130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3cm" fo:min-width="0.065cm"/>
    </style:style>
    <style:style style:name="gr131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2cm" fo:min-width="0.065cm"/>
    </style:style>
    <style:style style:name="gr132" style:family="graphic">
      <style:graphic-properties draw:stroke="solid" svg:stroke-color="#000000" draw:textarea-horizontal-align="justify" draw:textarea-vertical-align="middle" draw:auto-grow-height="false" fo:min-height="0.974cm" fo:min-width="2.366cm"/>
    </style:style>
    <style:style style:name="gr133" style:family="graphic">
      <style:graphic-properties draw:stroke="solid" svg:stroke-color="#000000" draw:fill="solid" draw:fill-color="#ffff00" draw:textarea-horizontal-align="justify" draw:textarea-vertical-align="middle" draw:auto-grow-height="false" fo:min-height="0.252cm" fo:min-width="0.065cm"/>
    </style:style>
    <style:style style:name="gr134" style:family="graphic" style:list-style-name="L1">
      <style:graphic-properties draw:stroke="solid" svg:stroke-color="#000000" draw:fill-color="#ffff00" draw:textarea-horizontal-align="justify" draw:textarea-vertical-align="middle" draw:auto-grow-height="false" fo:min-height="0.253cm" fo:min-width="0.065cm"/>
    </style:style>
    <style:style style:name="gr135" style:family="graphic">
      <style:graphic-properties draw:stroke="solid" svg:stroke-color="#000000" draw:textarea-horizontal-align="justify" draw:textarea-vertical-align="middle" draw:auto-grow-height="false" fo:min-height="0.974cm" fo:min-width="1.967cm"/>
    </style:style>
    <style:style style:name="gr136" style:family="graphic">
      <style:graphic-properties draw:stroke="solid" svg:stroke-color="#000000" draw:fill="solid" draw:fill-color="#ffff00" draw:textarea-horizontal-align="justify" draw:textarea-vertical-align="middle" draw:auto-grow-height="false" fo:min-height="0.974cm" fo:min-width="0.783cm"/>
    </style:style>
    <style:style style:name="gr137" style:family="graphic">
      <style:graphic-properties draw:stroke="solid" svg:stroke-color="#000000" draw:textarea-horizontal-align="justify" draw:textarea-vertical-align="middle" draw:auto-grow-height="false" fo:min-height="0.974cm" fo:min-width="1.068cm"/>
    </style:style>
    <style:style style:name="gr138" style:family="graphic">
      <style:graphic-properties draw:stroke="solid" svg:stroke-color="#000000" draw:fill="none" draw:textarea-horizontal-align="justify" draw:textarea-vertical-align="middle" draw:auto-grow-height="false" fo:min-height="0.974cm" fo:min-width="0.782cm"/>
    </style:style>
    <style:style style:name="gr139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974cm" fo:min-width="0.783cm"/>
    </style:style>
    <style:style style:name="gr140" style:family="graphic">
      <style:graphic-properties draw:stroke="solid" svg:stroke-color="#000000" draw:fill="solid" draw:fill-color="#ffff00" draw:textarea-horizontal-align="justify" draw:textarea-vertical-align="middle" draw:auto-grow-height="false" fo:min-height="0.974cm" fo:min-width="1.068cm"/>
    </style:style>
    <style:style style:name="gr141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142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143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4cm" fo:min-width="0.065cm"/>
    </style:style>
    <style:style style:name="gr144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145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4cm" fo:min-width="0.066cm"/>
    </style:style>
    <style:style style:name="gr146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2cm" fo:min-width="0.066cm"/>
    </style:style>
    <style:style style:name="gr147" style:family="graphic" style:parent-style-name="standard">
      <style:graphic-properties draw:stroke="solid" svg:stroke-color="#000000" draw:fill-color="#ffff00" draw:textarea-horizontal-align="justify" draw:textarea-vertical-align="middle" draw:auto-grow-height="false" fo:min-height="0.254cm" fo:min-width="0.066cm"/>
    </style:style>
    <style:style style:name="gr148" style:family="graphic" style:parent-style-name="standard">
      <style:graphic-properties draw:stroke="solid" svg:stroke-color="#000000" draw:fill-color="#ffff00" draw:textarea-horizontal-align="justify" draw:textarea-vertical-align="middle" draw:auto-grow-height="false" fo:min-height="0.252cm" fo:min-width="0.066cm"/>
    </style:style>
    <style:style style:name="gr149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150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151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152" style:family="graphic" style:parent-style-name="standard" style:list-style-name="L1">
      <style:graphic-properties draw:stroke="solid" svg:stroke-color="#000000" draw:fill-color="#ffff00" draw:textarea-horizontal-align="justify" draw:textarea-vertical-align="middle" draw:auto-grow-height="false" fo:min-height="0.254cm" fo:min-width="0.0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0pt" style:font-size-asian="16pt" style:font-size-complex="16pt"/>
    </style:style>
    <style:style style:name="P6" style:family="paragraph">
      <style:paragraph-properties fo:text-align="center"/>
      <style:text-properties fo:font-size="9pt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style:font-name="Arial" fo:font-size="9pt" style:letter-kerning="true" style:font-name-asian="WenQuanYi Micro Hei" style:font-size-asian="18pt" style:font-name-complex="Lohit Hindi" style:font-size-complex="18pt"/>
    </style:style>
    <style:style style:name="P8" style:family="paragraph">
      <style:paragraph-properties fo:text-align="center"/>
      <style:text-properties fo:color="#ff0000" fo:font-size="9pt" style:font-size-asian="18pt" style:font-size-complex="18pt"/>
    </style:style>
    <style:style style:name="P9" style:family="paragraph">
      <style:text-properties fo:font-size="18pt"/>
    </style:style>
    <style:style style:name="T1" style:family="text">
      <style:text-properties fo:font-size="16pt"/>
    </style:style>
    <style:style style:name="T2" style:family="text">
      <style:text-properties style:text-position="sub 58%" fo:font-size="16pt"/>
    </style:style>
    <style:style style:name="T3" style:family="text">
      <style:text-properties style:text-position="sub 58%" fo:font-size="16pt" style:font-size-asian="18pt" style:font-size-complex="18pt"/>
    </style:style>
    <style:style style:name="T4" style:family="text">
      <style:text-properties style:font-name="Arial3" fo:font-size="16pt" style:font-name-asian="Arial3" style:font-name-complex="Arial3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size-asian="18pt" style:font-size-complex="18pt"/>
    </style:style>
    <style:style style:name="T8" style:family="text">
      <style:text-properties style:font-name="Arial3" style:font-name-asian="Arial3" style:font-name-complex="Arial3"/>
    </style:style>
    <style:style style:name="T9" style:family="text">
      <style:text-properties style:font-size-asian="16pt" style:font-size-complex="16pt"/>
    </style:style>
    <style:style style:name="T10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er_20_defecte">
        <draw:custom-shape draw:style-name="gr5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5.9cm" svg:y="9.7cm">
          <text:p text:style-name="P1"><text:span text:style-name="T1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2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3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er_20_defecte_5f_">
        <draw:custom-shape draw:style-name="gr18" draw:text-style-name="P4" draw:layer="Format" svg:width="1.5cm" svg:height="1.5cm" svg:x="1cm" svg:y="8.1cm">
          <text:p text:style-name="P4">E/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.6cm" svg:y="8.1cm">
          <text:p text:style-name="P4">!</text:p>
          <text:p text:style-name="P4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4.2cm" svg:y="8.1cm">
          <text:p text:style-name="P4">"</text:p>
          <text:p text:style-name="P4">2<text:span text:style-name="T6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5.8cm" svg:y="8.1cm">
          <text:p text:style-name="P4">·</text:p>
          <text:p text:style-name="P4">3<text:span text:style-name="T6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7.4cm" svg:y="8.1cm">
          <text:p text:style-name="P4">$</text:p>
          <text:p text:style-name="P4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9cm" svg:y="8.1cm">
          <text:p text:style-name="P4">%</text:p>
          <text:p text:style-name="P4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0.6cm" svg:y="8.1cm">
          <text:p text:style-name="P4">&amp;</text:p>
          <text:p text:style-name="P4">6<text:span text:style-name="T6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2.2cm" svg:y="8.1cm">
          <text:p text:style-name="P4">/</text:p>
          <text:p text:style-name="P4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3.8cm" svg:y="8.1cm">
          <text:p text:style-name="P4">(</text:p>
          <text:p text:style-name="P4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5.4cm" svg:y="8.1cm">
          <text:p text:style-name="P4">)</text:p>
          <text:p text:style-name="P4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7cm" svg:y="8.1cm">
          <text:p text:style-name="P4">=</text:p>
          <text:p text:style-name="P4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8.6cm" svg:y="8.1cm">
          <text:p text:style-name="P4">?</text:p>
          <text:p text:style-name="P4">'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3.1cm" svg:y="9.7cm">
          <text:p text:style-name="P4">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4.7cm" svg:y="9.7cm">
          <text:p text:style-name="P4">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6.3cm" svg:y="9.7cm">
          <text:p text:style-name="P4">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7.9cm" svg:y="9.7cm">
          <text:p text:style-name="P4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9.5cm" svg:y="9.7cm">
          <text:p text:style-name="P4">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1.1cm" svg:y="9.7cm">
          <text:p text:style-name="P4">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2.7cm" svg:y="9.7cm">
          <text:p text:style-name="P4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4.3cm" svg:y="9.7cm">
          <text:p text:style-name="P4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5.9cm" svg:y="9.7cm">
          <text:p text:style-name="P4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7.5cm" svg:y="9.7cm">
          <text:p text:style-name="P4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9.1cm" svg:y="9.7cm">
          <text:p text:style-name="P4">^</text:p>
          <text:p text:style-name="P4">`<text:span text:style-name="T6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0.7cm" svg:y="9.7cm">
          <text:p text:style-name="P4">*</text:p>
          <text:p text:style-name="P4">+<text:span text:style-name="T6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3.5cm" svg:y="11.3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5.1cm" svg:y="11.3cm">
          <text:p text:style-name="P4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6.7cm" svg:y="11.3cm">
          <text:p text:style-name="P4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8.3cm" svg:y="11.3cm">
          <text:p text:style-name="P4">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9.9cm" svg:y="11.3cm">
          <text:p text:style-name="P4">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1.5cm" svg:y="11.3cm">
          <text:p text:style-name="P4">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3.1cm" svg:y="11.3cm">
          <text:p text:style-name="P4">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4.7cm" svg:y="11.3cm">
          <text:p text:style-name="P4">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6.3cm" svg:y="11.3cm">
          <text:p text:style-name="P4">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7.9cm" svg:y="11.3cm">
          <text:p text:style-name="P4">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9.5cm" svg:y="11.3cm">
          <text:p text:style-name="P4">“</text:p>
          <text:p text:style-name="P4">'<text:span text:style-name="T6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1.1cm" svg:y="11.3cm">
          <text:p text:style-name="P4">Ç</text:p>
          <text:p text:style-name="P4"><text:span text:style-name="T7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.9cm" svg:y="12.9cm">
          <text:p text:style-name="P4">&lt;</text:p>
          <text:p text:style-name="P4">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4.5cm" svg:y="12.9cm">
          <text:p text:style-name="P4">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6.1cm" svg:y="12.9cm">
          <text:p text:style-name="P4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7.7cm" svg:y="12.9cm">
          <text:p text:style-name="P4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9.3cm" svg:y="12.9cm">
          <text:p text:style-name="P4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0.9cm" svg:y="12.9cm">
          <text:p text:style-name="P4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2.5cm" svg:y="12.9cm">
          <text:p text:style-name="P4"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4.1cm" svg:y="12.9cm">
          <text:p text:style-name="P4">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5.7cm" svg:y="12.9cm">
          <text:p text:style-name="P4">;</text:p>
          <text:p text:style-name="P4">,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7.3cm" svg:y="12.9cm">
          <text:p text:style-name="P4">:</text:p>
          <text:p text:style-name="P4">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Format" svg:width="2.4cm" svg:height="1.5cm" svg:x="21.8cm" svg:y="8.1cm">
          <text:p text:style-name="P4"><text:span text:style-name="T8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Forma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Forma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Forma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cm" svg:y="6.9cm">
          <text:p text:style-name="P4">ES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3cm" svg:y="6.9cm">
          <text:p text:style-name="P4">F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4.6cm" svg:y="6.9cm">
          <text:p text:style-name="P4">F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6.2cm" svg:y="6.9cm">
          <text:p text:style-name="P4">F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7.8cm" svg:y="6.9cm">
          <text:p text:style-name="P4">F4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9.7cm" svg:y="6.9cm">
          <text:p text:style-name="P4">F5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1.3cm" svg:y="6.9cm">
          <text:p text:style-name="P4">F6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2.9cm" svg:y="6.9cm">
          <text:p text:style-name="P4">F7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4.5cm" svg:y="6.9cm">
          <text:p text:style-name="P4">F8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6.4cm" svg:y="6.9cm">
          <text:p text:style-name="P4">F9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8cm" svg:y="6.9cm">
          <text:p text:style-name="P4">F1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9.6cm" svg:y="6.9cm">
          <text:p text:style-name="P4">F1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Format" svg:width="1.9cm" svg:height="1.5cm" svg:x="1cm" svg:y="9.7cm">
          <text:p text:style-name="P4"><text:span text:style-name="T8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Format" svg:width="2.4cm" svg:height="1.5cm" svg:x="1cm" svg:y="11.3cm">
          <text:p text:style-name="P4"><text:span text:style-name="T9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draw:layer="Format" svg:width="1.75cm" svg:height="1.5cm" svg:x="1cm" svg:y="12.9cm">
          <text:p text:style-name="P4"><text:span text:style-name="T8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1.05cm" svg:y="14.5cm">
          <text:p text:style-name="P4"><text:span text:style-name="T9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2.95cm" svg:y="14.5cm">
          <text:p text:style-name="P4"><text:span text:style-name="T9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4.75cm" svg:y="14.5cm">
          <text:p text:style-name="P4"><text:span text:style-name="T9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17.45cm" svg:y="14.5cm">
          <text:p text:style-name="P4"><text:span text:style-name="T9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21.1cm" svg:y="14.5cm">
          <text:p text:style-name="P4"><text:span text:style-name="T9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19.25cm" svg:y="14.5cm">
          <text:p text:style-name="P4"><text:span text:style-name="T9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8.9cm" svg:y="12.9cm">
          <text:p text:style-name="P4">_</text:p>
          <text:p text:style-name="P4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Format" svg:width="3.4cm" svg:height="1.5cm" svg:x="20.5cm" svg:y="12.9cm">
          <text:p text:style-name="P4"><text:span text:style-name="T8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0.2cm" svg:y="8.1cm">
          <text:p text:style-name="P4">¿</text:p>
          <text:p text:style-name="P4">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Forma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Format" svg:width="1.36cm" svg:height="2.9cm" svg:x="22.8cm" svg:y="9.8cm">
          <text:p text:style-name="P4">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21.2cm" svg:y="6.9cm">
          <text:p text:style-name="P4">F1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4.7cm" svg:y="8.1cm">
          <text:p text:style-name="P4">IN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6.3cm" svg:y="8.1cm">
          <text:p text:style-name="P4">F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4.7cm" svg:y="9.7cm">
          <text:p text:style-name="P4">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6.3cm" svg:y="9.7cm">
          <text:p text:style-name="P4">R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4.7cm" svg:y="11.3cm">
          <text:p text:style-name="P4">S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6.3cm" svg:y="11.3cm">
          <text:p text:style-name="P4">A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Format" svg:width="1.5cm" svg:height="1.2cm" svg:x="25.2cm" svg:y="13.3cm">
          <text:p text:style-name="P4"><text:span text:style-name="T8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Format" svg:width="1.5cm" svg:height="1.2cm" svg:x="25.2cm" svg:y="14.6cm">
          <text:p text:style-name="P4"><text:span text:style-name="T8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Format" svg:width="1.5cm" svg:height="1.2cm" svg:x="23.6cm" svg:y="14.6cm">
          <text:p text:style-name="P4"><text:span text:style-name="T8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Format" svg:width="1.5cm" svg:height="1.2cm" svg:x="26.8cm" svg:y="14.6cm">
          <text:p text:style-name="P4"><text:span text:style-name="T8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23.1cm" svg:y="6.9cm">
          <text:p text:style-name="P4">Ps/S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24.7cm" svg:y="6.9cm">
          <text:p text:style-name="P4">ScLk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26.3cm" svg:y="6.9cm">
          <text:p text:style-name="P4">Pa/B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layer="layout" svg:width="5.341cm" svg:height="0.962cm" svg:x="2.7cm" svg:y="2.2cm">
          <draw:text-box>
            <text:p>Filco TenkeyLess</text:p>
          </draw:text-box>
        </draw:frame>
      </draw:page>
      <draw:page draw:name="page5" draw:style-name="dp1" draw:master-page-name="Per_20_defecte_5f_">
        <draw:custom-shape draw:style-name="gr31" draw:text-style-name="P4" draw:layer="layout" svg:width="2.5cm" svg:height="2.4cm" svg:x="6.901cm" svg:y="10.20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cm" svg:height="0.89cm" svg:x="7.151cm" svg:y="10.5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8.151cm" svg:y="10.5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7.151cm" svg:y="11.4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8.151cm" svg:y="11.406cm">
          <text:p/>
          <draw:enhanced-geometry svg:viewBox="0 0 21600 21600" draw:type="rectangle" draw:enhanced-path="M 0 0 L 21600 0 21600 21600 0 21600 0 0 Z N"/>
        </draw:custom-shape>
        <draw:frame draw:style-name="gr30" draw:layer="measurelines" svg:width="5.142cm" svg:height="0.962cm" svg:x="9.478cm" svg:y="11.462cm">
          <draw:text-box>
            <text:p>level 2: with shift</text:p>
          </draw:text-box>
        </draw:frame>
        <draw:frame draw:style-name="gr30" draw:layer="measurelines" svg:width="6.022cm" svg:height="0.962cm" svg:x="9.478cm" svg:y="10.5cm">
          <draw:text-box>
            <text:p>level 1: without shift</text:p>
          </draw:text-box>
        </draw:frame>
        <draw:frame draw:style-name="gr30" draw:layer="measurelines" svg:width="5.709cm" svg:height="0.962cm" draw:transform="rotate (1.5706217938697) translate (8.137cm 10.209cm)">
          <draw:text-box>
            <text:p>group 2: with AltGr</text:p>
          </draw:text-box>
        </draw:frame>
        <draw:frame draw:style-name="gr30" draw:layer="measurelines" svg:width="6.59cm" svg:height="0.962cm" draw:transform="rotate (1.57760311087767) translate (7.138cm 10.4cm)">
          <draw:text-box>
            <text:p>group 1: without AltGr</text:p>
          </draw:text-box>
        </draw:frame>
      </draw:page>
      <draw:page draw:name="page6" draw:style-name="dp1" draw:master-page-name="Per_20_defecte_5f_">
        <draw:custom-shape draw:style-name="gr33" draw:text-style-name="P4" draw:layer="layout" svg:width="1.414cm" svg:height="1.356cm" svg:x="1.4cm" svg:y="1.3cm">
          <text:p text:style-name="P4">E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5.953cm" svg:y="3.3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6.518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953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518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7.423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7.989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7.423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989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1.835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1.835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g>
          <draw:custom-shape draw:style-name="gr33" draw:text-style-name="P4" draw:layer="layout" svg:width="1.414cm" svg:height="1.356cm" svg:x="1.4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" draw:layer="layout" svg:width="0.565cm" svg:height="0.503cm" svg:x="1.542cm" svg:y="3.32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0.566cm" svg:height="0.503cm" svg:x="2.107cm" svg:y="3.32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1.542cm" svg:y="3.83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566cm" svg:height="0.502cm" svg:x="2.107cm" svg:y="3.83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1.414cm" svg:height="1.356cm" svg:x="1.40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1" draw:layer="layout" svg:width="0.565cm" svg:height="0.504cm" svg:x="1.542cm" svg:y="3.3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4cm" svg:x="2.107cm" svg:y="3.32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1.542cm" svg:y="3.8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566cm" svg:height="0.502cm" svg:x="2.107cm" svg:y="3.8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4" draw:layer="layout" svg:width="1.413cm" svg:height="1.356cm" svg:x="2.871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" draw:layer="layout" svg:width="0.565cm" svg:height="0.503cm" svg:x="3.012cm" svg:y="3.32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" draw:layer="layout" svg:width="0.565cm" svg:height="0.503cm" svg:x="3.577cm" svg:y="3.32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3.012cm" svg:y="3.83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3.577cm" svg:y="3.83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1.414cm" svg:height="1.356cm" svg:x="2.87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1" draw:layer="layout" svg:width="0.565cm" svg:height="0.504cm" svg:x="3.013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4cm" svg:x="3.578cm" svg:y="3.32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3.013cm" svg:y="3.83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3.578cm" svg:y="3.8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4" draw:layer="layout" svg:width="1.415cm" svg:height="1.356cm" svg:x="4.34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" draw:layer="layout" svg:width="0.566cm" svg:height="0.503cm" svg:x="4.482cm" svg:y="3.32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" draw:layer="layout" svg:width="0.565cm" svg:height="0.503cm" svg:x="5.048cm" svg:y="3.32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566cm" svg:height="0.502cm" svg:x="4.482cm" svg:y="3.83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5.048cm" svg:y="3.83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1.414cm" svg:height="1.356cm" svg:x="4.34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" draw:layer="layout" svg:width="0.566cm" svg:height="0.504cm" svg:x="4.483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4cm" svg:x="5.049cm" svg:y="3.32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566cm" svg:height="0.502cm" svg:x="4.483cm" svg:y="3.83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5.049cm" svg:y="3.835cm">
            <text:p/>
            <draw:enhanced-geometry svg:viewBox="0 0 21600 21600" draw:type="rectangle" draw:enhanced-path="M 0 0 L 21600 0 21600 21600 0 21600 0 0 Z N"/>
          </draw:custom-shape>
        </draw:g>
        <draw:custom-shape draw:style-name="gr33" draw:text-style-name="P4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5.953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6.518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953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518cm" svg:y="3.83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7.424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7.989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424cm" svg:y="3.8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989cm" svg:y="3.83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8.894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8.894cm" svg:y="3.8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364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3.305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3.305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4.775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4.775cm" svg:y="3.83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6.246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6.811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6.246cm" svg:y="3.83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7.716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8.282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7.716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9.187cm" svg:y="3.3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9.187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20.658cm" svg:y="3.3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0.658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3cm" svg:height="1.356cm" svg:x="21.987cm" svg:y="3.153cm">
          <text:p text:style-name="P4">Back 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3.893cm" svg:y="1.343cm">
          <text:p text:style-name="P4">F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4.371cm" svg:y="1.344cm">
          <text:p text:style-name="P4">F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5.841cm" svg:y="1.344cm">
          <text:p text:style-name="P4">F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7.312cm" svg:y="1.344cm">
          <text:p text:style-name="P4">F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8.782cm" svg:y="1.344cm">
          <text:p text:style-name="P4">F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10.952cm" svg:y="1.344cm">
          <text:p text:style-name="P4">F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12.423cm" svg:y="1.344cm">
          <text:p text:style-name="P4">F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5.363cm" svg:y="1.343cm">
          <text:p text:style-name="P4">F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7.634cm" svg:y="1.343cm">
          <text:p text:style-name="P4">F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9.104cm" svg:y="1.343cm">
          <text:p text:style-name="P4">F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20.574cm" svg:y="1.343cm">
          <text:p text:style-name="P4">F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22.045cm" svg:y="1.343cm">
          <text:p text:style-name="P4">F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3.716cm" svg:y="1.343cm">
          <text:p text:style-name="P4">Ps/S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5.187cm" svg:y="1.343cm">
          <text:p text:style-name="P4">ScL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6.687cm" svg:y="1.344cm">
          <text:p text:style-name="P4">Pa/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3.8cm" svg:y="3.1cm">
          <text:p text:style-name="P4">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5.271cm" svg:y="3.1cm">
          <text:p text:style-name="P4">Ho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6.771cm" svg:y="3.101cm">
          <text:p text:style-name="P4">Pg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3.8cm" svg:y="4.743cm">
          <text:p text:style-name="P4">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5.271cm" svg:y="4.743cm">
          <text:p text:style-name="P4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6.771cm" svg:y="4.744cm">
          <text:p text:style-name="P4">Pg D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0.935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0.935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1.899cm" svg:height="1.356cm" svg:x="1.4cm" svg:y="4.801cm">
          <text:p text:style-name="P4">Ta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3.583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3.583cm" svg:y="5.48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053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5.618cm" svg:y="5.4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6.524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6.524cm" svg:y="5.48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7.994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7.994cm" svg:y="5.48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9.464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2.405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2.971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2.405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3.875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3.875cm" svg:y="5.4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5.346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5.346cm" svg:y="5.4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6.816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6.816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8.287cm" svg:y="4.9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8.287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9.758cm" svg:y="4.9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20.323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9.758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0.323cm" svg:y="5.48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6.7cm" svg:height="1.356cm" svg:x="8.2cm" svg:y="9.722cm">
          <text:p text:style-name="P4">s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1.335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2.299cm" svg:height="1.356cm" svg:x="1.4cm" svg:y="6.444cm">
          <text:p text:style-name="P4">Caps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3.983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018cm" svg:y="7.1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6.924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8.394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2.805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4.275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5.746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7.216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7.782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7.216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7.782cm" svg:y="7.1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8.687cm" svg:y="6.6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9.252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8.687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20.158cm" svg:y="6.6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20.723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0.158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0.723cm" svg:y="7.12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draw:layer="layout" svg:width="1.56cm" svg:height="2.7cm" svg:x="21.8cm" svg:y="4.9cm">
          <text:p text:style-name="P1"><text:span text:style-name="T10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2.136cm" svg:y="8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2.701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2.701cm" svg:y="8.7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2.998cm" svg:height="1.356cm" svg:x="1.4cm" svg:y="8.045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4.728cm" svg:y="8.2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5.294cm" svg:y="8.2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7.725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29cm" svg:y="8.7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9.195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11.231cm" svg:y="8.2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3.606cm" svg:y="8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5.076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5.076cm" svg:y="8.7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6.547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7.112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6.547cm" svg:y="8.7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8.017cm" svg:y="8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8.583cm" svg:y="8.2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8.017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9.488cm" svg:y="8.2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9.488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599cm" svg:height="1.356cm" svg:x="20.9cm" svg:y="8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20.1cm" svg:y="9.722cm">
          <text:p text:style-name="P4">menu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6.7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3.3cm" svg:y="9.722cm">
          <text:p text:style-name="P4">W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6.701cm" svg:y="9.722cm">
          <text:p text:style-name="P4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1.7cm" svg:height="1.356cm" svg:x="4.9cm" svg:y="9.722cm">
          <text:p text:style-name="P4">A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1.414cm" svg:height="1.356cm" svg:x="6.702cm" svg:y="9.722cm">
          <text:p text:style-name="P4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15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" draw:layer="layout" svg:width="1.414cm" svg:height="1.356cm" svg:x="15.002cm" svg:y="9.722cm">
          <text:p text:style-name="P4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1.7cm" svg:height="1.356cm" svg:x="16.5cm" svg:y="9.722cm">
          <text:p text:style-name="P4">K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1.7cm" svg:height="1.356cm" svg:x="18.3cm" svg:y="9.722cm">
          <text:p text:style-name="P4">A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1.7cm" svg:height="1.356cm" svg:x="1.4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1.7cm" svg:height="1.356cm" svg:x="21.7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er_20_defecte_5f_">
        <draw:custom-shape draw:style-name="gr55" draw:text-style-name="P4" draw:layer="Format" svg:width="1.414cm" svg:height="1.356cm" svg:x="1.4cm" svg:y="1.3cm">
          <text:p text:style-name="P4">ESC</text:p>
          <text:p text:style-name="P4">4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.401cm" svg:y="3.15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0.516cm" svg:y="3.153cm">
          <text:p text:style-name="P4"/>
          <text:p text:style-name="P4">1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1.987cm" svg:y="3.15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3.893cm" svg:y="1.3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4.371cm" svg:y="1.3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5.841cm" svg:y="1.3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7.312cm" svg:y="1.3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8.782cm" svg:y="1.3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0.952cm" svg:y="1.3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2.423cm" svg:y="1.3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5.363cm" svg:y="1.3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7.634cm" svg:y="1.3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9.104cm" svg:y="1.3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20.574cm" svg:y="1.3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22.045cm" svg:y="1.3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3.716cm" svg:y="1.3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5.187cm" svg:y="1.3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6.687cm" svg:y="1.3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3.8cm" svg:y="3.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5.271cm" svg:y="3.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6.771cm" svg:y="3.10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3.8cm" svg:y="4.7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5.271cm" svg:y="4.7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6.771cm" svg:y="4.7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draw:layer="Format" svg:width="1.899cm" svg:height="1.356cm" svg:x="1.4cm" svg:y="4.80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draw:layer="Format" svg:width="6.7cm" svg:height="1.356cm" svg:x="8.2cm" svg:y="9.722cm">
          <text:p text:style-name="P4">SPCE</text:p>
          <text:p text:style-name="P4">6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" draw:layer="Forma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" draw:layer="Forma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Format" svg:width="2.299cm" svg:height="1.356cm" svg:x="1.4cm" svg:y="6.4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" draw:layer="Forma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draw:layer="Format" svg:width="1.56cm" svg:height="2.7cm" svg:x="21.8cm" svg:y="4.9cm">
          <text:p text:style-name="P2"><text:span text:style-name="T10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draw:layer="Format" svg:width="2.998cm" svg:height="1.356cm" svg:x="1.4cm" svg:y="8.04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" draw:layer="Format" svg:width="2.599cm" svg:height="1.356cm" svg:x="20.9cm" svg:y="8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20.1cm" svg:y="9.722cm">
          <text:p text:style-name="P4">MENU</text:p>
          <text:p text:style-name="P4">13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6.7cm" svg:y="9.722cm">
          <text:p text:style-name="P4"/>
          <text:p text:style-name="P4">10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3.3cm" svg:y="9.722cm">
          <text:p text:style-name="P4">LWIN</text:p>
          <text:p text:style-name="P4">13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4.9cm" svg:y="9.722cm">
          <text:p text:style-name="P4">LALT</text:p>
          <text:p text:style-name="P4">6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" draw:layer="Format" svg:width="1.414cm" svg:height="1.356cm" svg:x="6.702cm" svg:y="9.72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5cm" svg:y="9.744cm">
          <text:p text:style-name="P4"/>
          <text:p text:style-name="P4">1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16.5cm" svg:y="9.722cm">
          <text:p text:style-name="P4"/>
          <text:p text:style-name="P4">10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18.3cm" svg:y="9.722cm">
          <text:p text:style-name="P4">RALT</text:p>
          <text:p text:style-name="P4">10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1.4cm" svg:y="9.722cm">
          <text:p text:style-name="P4">LCTL</text:p>
          <text:p text:style-name="P4">3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21.7cm" svg:y="9.722cm">
          <text:p text:style-name="P4">RCTL</text:p>
          <text:p text:style-name="P4">10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layer="measurelines" svg:width="3.453cm" svg:height="0.962cm" svg:x="3cm" svg:y="13.2cm">
          <draw:text-box>
            <text:p>Key codes</text:p>
          </draw:text-box>
        </draw:frame>
      </draw:page>
      <draw:page draw:name="page8" draw:style-name="dp1" draw:master-page-name="Per_20_defecte_5f_">
        <draw:custom-shape draw:style-name="gr55" draw:text-style-name="P4" draw:layer="Format" svg:width="1.414cm" svg:height="1.356cm" svg:x="1.4cm" svg:y="1.3cm">
          <text:p text:style-name="P4">E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Forma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Forma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1.835cm" svg:y="3.325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1.835cm" svg:y="3.834cm">
          <text:p text:style-name="P6">'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.401cm" svg:y="3.154cm">
          <text:p text:style-name="P4">E/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0.565cm" svg:height="0.503cm" svg:x="3.012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0.565cm" svg:height="0.503cm" svg:x="3.577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565cm" svg:height="0.502cm" svg:x="3.012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565cm" svg:height="0.502cm" svg:x="3.577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0.565cm" svg:height="0.504cm" svg:x="3.013cm" svg:y="3.325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4cm" svg:x="3.578cm" svg:y="3.32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5cm" svg:height="0.502cm" svg:x="3.013cm" svg:y="3.835cm">
          <text:p text:style-name="P6">!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565cm" svg:height="0.502cm" svg:x="3.578cm" svg:y="3.83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0.566cm" svg:height="0.503cm" svg:x="4.482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0.565cm" svg:height="0.503cm" svg:x="5.048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566cm" svg:height="0.502cm" svg:x="4.482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565cm" svg:height="0.502cm" svg:x="5.048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6cm" svg:height="0.504cm" svg:x="4.483cm" svg:y="3.325cm">
          <text:p text:style-name="P6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0.565cm" svg:height="0.504cm" svg:x="5.049cm" svg:y="3.3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6cm" svg:height="0.502cm" svg:x="4.483cm" svg:y="3.835cm">
          <text:p text:style-name="P6">"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565cm" svg:height="0.502cm" svg:x="5.049cm" svg:y="3.83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Forma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8.894cm" svg:y="3.325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8.894cm" svg:y="3.835cm">
          <text:p text:style-name="P6">%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10.364cm" svg:y="3.325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84" draw:text-style-name="P6" draw:layer="Forma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10.364cm" svg:y="3.835cm">
          <text:p text:style-name="P6">&amp;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draw:layer="Format" svg:width="0.566cm" svg:height="0.503cm" svg:x="13.305cm" svg:y="3.325cm">
          <text:p text:style-name="P6">8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13.305cm" svg:y="3.834cm">
          <text:p text:style-name="P6">(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6" draw:layer="Forma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4.775cm" svg:y="3.325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Forma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4.775cm" svg:y="3.834cm">
          <text:p text:style-name="P6">)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6.246cm" svg:y="3.325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86" draw:text-style-name="P6" draw:layer="Format" svg:width="0.567cm" svg:height="0.503cm" svg:x="16.811cm" svg:y="3.325cm">
          <text:p text:style-name="P6"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6.246cm" svg:y="3.834cm">
          <text:p text:style-name="P6">~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draw:layer="Format" svg:width="0.566cm" svg:height="0.503cm" svg:x="17.716cm" svg:y="3.325cm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8.282cm" svg:y="3.3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17.716cm" svg:y="3.834cm">
          <text:p text:style-name="P6">=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9.187cm" svg:y="3.325cm">
          <text:p text:style-name="P6">^</text:p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9.187cm" svg:y="3.834cm">
          <text:p text:style-name="P6">~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6" draw:layer="Forma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20.658cm" svg:y="3.325cm">
          <text:p text:style-name="P6">\</text:p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20.658cm" svg:y="3.834cm">
          <text:p text:style-name="P6">|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Format" svg:width="1.413cm" svg:height="1.356cm" svg:x="21.987cm" svg:y="3.153cm">
          <text:p text:style-name="P4">Back 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3.893cm" svg:y="1.343cm">
          <text:p text:style-name="P4">F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4.371cm" svg:y="1.344cm">
          <text:p text:style-name="P4">F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5.841cm" svg:y="1.344cm">
          <text:p text:style-name="P4">F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7.312cm" svg:y="1.344cm">
          <text:p text:style-name="P4">F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8.782cm" svg:y="1.344cm">
          <text:p text:style-name="P4">F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0.952cm" svg:y="1.344cm">
          <text:p text:style-name="P4">F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2.423cm" svg:y="1.344cm">
          <text:p text:style-name="P4">F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5.363cm" svg:y="1.343cm">
          <text:p text:style-name="P4">F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7.634cm" svg:y="1.343cm">
          <text:p text:style-name="P4">F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9.104cm" svg:y="1.343cm">
          <text:p text:style-name="P4">F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20.574cm" svg:y="1.343cm">
          <text:p text:style-name="P4">F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22.045cm" svg:y="1.343cm">
          <text:p text:style-name="P4">F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3.716cm" svg:y="1.343cm">
          <text:p text:style-name="P4">Ps/S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5.187cm" svg:y="1.343cm">
          <text:p text:style-name="P4">ScL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6.687cm" svg:y="1.344cm">
          <text:p text:style-name="P4">Pa/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3.8cm" svg:y="3.1cm">
          <text:p text:style-name="P4">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5.271cm" svg:y="3.1cm">
          <text:p text:style-name="P4">Ho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6.771cm" svg:y="3.101cm">
          <text:p text:style-name="P4">Pg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3.8cm" svg:y="4.743cm">
          <text:p text:style-name="P4">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5.271cm" svg:y="4.743cm">
          <text:p text:style-name="P4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6.771cm" svg:y="4.744cm">
          <text:p text:style-name="P4">Pg D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Forma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Forma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Forma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0.935cm" svg:y="4.972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0.935cm" svg:y="5.481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Format" svg:width="1.899cm" svg:height="1.356cm" svg:x="1.4cm" svg:y="4.801cm">
          <text:p text:style-name="P4">Ta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3.583cm" svg:y="4.972cm">
          <text:p text:style-name="P6">q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3.583cm" svg:y="5.482cm">
          <text:p text:style-name="P6">Q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Format" svg:width="0.565cm" svg:height="0.504cm" svg:x="5.053cm" svg:y="4.972cm">
          <text:p text:style-name="P6">w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Format" svg:width="0.566cm" svg:height="0.504cm" svg:x="5.618cm" svg:y="4.972cm">
          <text:p text:style-name="P6"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5.053cm" svg:y="5.482cm">
          <text:p text:style-name="P6">W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5.618cm" svg:y="5.48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Format" svg:width="0.565cm" svg:height="0.504cm" svg:x="6.524cm" svg:y="4.972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87" draw:text-style-name="P6" draw:layer="Format" svg:width="0.565cm" svg:height="0.504cm" svg:x="7.089cm" svg:y="4.972cm">
          <text:p text:style-name="P6"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6.524cm" svg:y="5.482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7.994cm" svg:y="4.972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7.994cm" svg:y="5.482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9.464cm" svg:y="4.972cm">
          <text:p text:style-name="P6">t</text:p>
          <draw:enhanced-geometry svg:viewBox="0 0 21600 21600" draw:type="rectangle" draw:enhanced-path="M 0 0 L 21600 0 21600 21600 0 21600 0 0 Z N"/>
        </draw:custom-shape>
        <draw:custom-shape draw:style-name="gr84" draw:text-style-name="P6" draw:layer="Forma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9.464cm" svg:y="5.482cm">
          <text:p text:style-name="P6">T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draw:layer="Format" svg:width="0.566cm" svg:height="0.503cm" svg:x="12.405cm" svg:y="4.972cm">
          <text:p text:style-name="P6">u</text:p>
          <draw:enhanced-geometry svg:viewBox="0 0 21600 21600" draw:type="rectangle" draw:enhanced-path="M 0 0 L 21600 0 21600 21600 0 21600 0 0 Z N"/>
        </draw:custom-shape>
        <draw:custom-shape draw:style-name="gr75" draw:text-style-name="P6" draw:layer="Format" svg:width="0.565cm" svg:height="0.503cm" svg:x="12.971cm" svg:y="4.972cm">
          <text:p text:style-name="P6"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12.405cm" svg:y="5.481cm">
          <text:p text:style-name="P6">U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3.875cm" svg:y="4.972cm">
          <text:p text:style-name="P6">i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Forma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3.875cm" svg:y="5.481cm">
          <text:p text:style-name="P6">I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5.346cm" svg:y="4.972cm">
          <text:p text:style-name="P6">o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Forma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5.346cm" svg:y="5.481cm">
          <text:p text:style-name="P6">O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draw:layer="Format" svg:width="0.566cm" svg:height="0.503cm" svg:x="16.816cm" svg:y="4.972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16.816cm" svg:y="5.481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8.287cm" svg:y="4.972cm">
          <text:p text:style-name="P6">@</text:p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8.287cm" svg:y="5.481cm">
          <text:p text:style-name="P6">`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6" draw:layer="Forma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9.758cm" svg:y="4.972cm">
          <text:p text:style-name="P6">[</text:p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20.323cm" svg:y="4.97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9.758cm" svg:y="5.481cm">
          <text:p text:style-name="P6">{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20.323cm" svg:y="5.481cm">
          <text:p text:style-name="P6"/>
          <draw:enhanced-geometry svg:viewBox="0 0 21600 21600" draw:type="rectangle" draw:enhanced-path="M 0 0 L 21600 0 21600 21600 0 21600 0 0 Z N"/>
        </draw:custom-shape>
        <draw:custom-shape draw:style-name="gr59" draw:text-style-name="P4" draw:layer="Format" svg:width="6.7cm" svg:height="1.356cm" svg:x="8.2cm" svg:y="9.722cm">
          <text:p text:style-name="P4">s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" draw:layer="Forma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" draw:layer="Forma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Forma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Forma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Forma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1.335cm" svg:y="6.615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" draw:layer="Format" svg:width="2.299cm" svg:height="1.356cm" svg:x="1.4cm" svg:y="6.444cm">
          <text:p text:style-name="P4">Caps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3.983cm" svg:y="6.61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Format" svg:width="0.565cm" svg:height="0.504cm" svg:x="5.453cm" svg:y="6.615cm">
          <text:p text:style-name="P6">s</text:p>
          <draw:enhanced-geometry svg:viewBox="0 0 21600 21600" draw:type="rectangle" draw:enhanced-path="M 0 0 L 21600 0 21600 21600 0 21600 0 0 Z N"/>
        </draw:custom-shape>
        <draw:custom-shape draw:style-name="gr84" draw:text-style-name="P6" draw:layer="Format" svg:width="0.566cm" svg:height="0.504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6.018cm" svg:y="7.1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Format" svg:width="0.565cm" svg:height="0.504cm" svg:x="6.924cm" svg:y="6.615cm">
          <text:p text:style-name="P6">d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8.394cm" svg:y="6.615cm">
          <text:p text:style-name="P6">f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9.864cm" svg:y="6.615cm">
          <text:p text:style-name="P6">g</text:p>
          <draw:enhanced-geometry svg:viewBox="0 0 21600 21600" draw:type="rectangle" draw:enhanced-path="M 0 0 L 21600 0 21600 21600 0 21600 0 0 Z N"/>
        </draw:custom-shape>
        <draw:custom-shape draw:style-name="gr84" draw:text-style-name="P6" draw:layer="Forma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draw:layer="Format" svg:width="0.566cm" svg:height="0.503cm" svg:x="12.805cm" svg:y="6.615cm">
          <text:p text:style-name="P6">j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4.275cm" svg:y="6.615cm">
          <text:p text:style-name="P6">k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Forma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5.746cm" svg:y="6.615cm">
          <text:p text:style-name="P6">l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Forma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draw:layer="Format" svg:width="0.566cm" svg:height="0.503cm" svg:x="17.216cm" svg:y="6.615cm">
          <text:p text:style-name="P6">;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7.782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17.216cm" svg:y="7.124cm">
          <text:p text:style-name="P6">+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7.782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8.687cm" svg:y="6.615cm">
          <text:p text:style-name="P6">: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Format" svg:width="0.566cm" svg:height="0.503cm" svg:x="19.252cm" svg:y="6.615cm">
          <text:p text:style-name="P6"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8.687cm" svg:y="7.124cm">
          <text:p text:style-name="P6">*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6" draw:layer="Forma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20.158cm" svg:y="6.615cm">
          <text:p text:style-name="P6">]</text:p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20.723cm" svg:y="6.61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20.158cm" svg:y="7.124cm">
          <text:p text:style-name="P6">}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20.723cm" svg:y="7.12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layer="Forma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draw:layer="Format" svg:width="1.56cm" svg:height="2.7cm" svg:x="21.8cm" svg:y="4.9cm">
          <text:p text:style-name="P2"><text:span text:style-name="T10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Forma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Forma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Forma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2.136cm" svg:y="8.216cm">
          <text:p text:style-name="P6">n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2.701cm" svg:y="8.2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2.701cm" svg:y="8.72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" draw:layer="Format" svg:width="2.998cm" svg:height="1.356cm" svg:x="1.4cm" svg:y="8.045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4.728cm" svg:y="8.215cm">
          <text:p text:style-name="P6">z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5.294cm" svg:y="8.21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Format" svg:width="0.565cm" svg:height="0.504cm" svg:x="6.254cm" svg:y="8.216cm">
          <text:p text:style-name="P6">x</text:p>
          <draw:enhanced-geometry svg:viewBox="0 0 21600 21600" draw:type="rectangle" draw:enhanced-path="M 0 0 L 21600 0 21600 21600 0 21600 0 0 Z N"/>
        </draw:custom-shape>
        <draw:custom-shape draw:style-name="gr84" draw:text-style-name="P6" draw:layer="Format" svg:width="0.566cm" svg:height="0.504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Format" svg:width="0.565cm" svg:height="0.504cm" svg:x="7.725cm" svg:y="8.216cm">
          <text:p text:style-name="P6">c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8.29cm" svg:y="8.72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9.195cm" svg:y="8.216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10.665cm" svg:y="8.216cm">
          <text:p text:style-name="P6">b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Format" svg:width="0.566cm" svg:height="0.504cm" svg:x="11.231cm" svg:y="8.216cm">
          <text:p text:style-name="P6"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draw:layer="Format" svg:width="0.566cm" svg:height="0.503cm" svg:x="13.606cm" svg:y="8.216cm">
          <text:p text:style-name="P6">m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5.076cm" svg:y="8.216cm">
          <text:p text:style-name="P6">,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Forma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5.076cm" svg:y="8.725cm">
          <text:p text:style-name="P6">&lt;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6.547cm" svg:y="8.216cm">
          <text:p text:style-name="P6">.</text:p>
          <draw:enhanced-geometry svg:viewBox="0 0 21600 21600" draw:type="rectangle" draw:enhanced-path="M 0 0 L 21600 0 21600 21600 0 21600 0 0 Z N"/>
        </draw:custom-shape>
        <draw:custom-shape draw:style-name="gr86" draw:text-style-name="P6" draw:layer="Format" svg:width="0.567cm" svg:height="0.503cm" svg:x="17.112cm" svg:y="8.216cm">
          <text:p text:style-name="P6"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6.547cm" svg:y="8.725cm">
          <text:p text:style-name="P6">&gt;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draw:layer="Format" svg:width="0.566cm" svg:height="0.503cm" svg:x="18.017cm" svg:y="8.216cm">
          <text:p text:style-name="P6">/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8.583cm" svg:y="8.2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18.017cm" svg:y="8.725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9.488cm" svg:y="8.216cm">
          <text:p text:style-name="P6">\</text:p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9.488cm" svg:y="8.725cm">
          <text:p text:style-name="P6">_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Forma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" draw:layer="Forma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Forma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Forma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Forma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" draw:layer="Format" svg:width="2.599cm" svg:height="1.356cm" svg:x="20.9cm" svg:y="8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20.1cm" svg:y="9.722cm">
          <text:p text:style-name="P4">menu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6.7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" draw:layer="Forma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Forma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Forma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Forma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Format" svg:width="1.414cm" svg:height="1.356cm" svg:x="3.3cm" svg:y="9.722cm">
          <text:p text:style-name="P4">W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6.701cm" svg:y="9.722cm">
          <text:p text:style-name="P4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4.9cm" svg:y="9.722cm">
          <text:p text:style-name="P4">A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" draw:layer="Forma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Forma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Forma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Forma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Forma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" draw:layer="Forma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Forma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Forma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" draw:layer="Forma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Format" svg:width="1.414cm" svg:height="1.356cm" svg:x="6.702cm" svg:y="9.722cm">
          <text:p text:style-name="P4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5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" draw:layer="Format" svg:width="1.414cm" svg:height="1.356cm" svg:x="15.002cm" svg:y="9.722cm">
          <text:p text:style-name="P4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16.5cm" svg:y="9.722cm">
          <text:p text:style-name="P4">K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18.3cm" svg:y="9.722cm">
          <text:p text:style-name="P4">A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1.4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21.7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layer="layout" svg:width="5.248cm" svg:height="0.962cm" svg:x="5.7cm" svg:y="14.9cm">
          <draw:text-box>
            <text:p>Original key map</text:p>
          </draw:text-box>
        </draw:frame>
        <draw:custom-shape draw:style-name="gr36" draw:text-style-name="P6" draw:layer="measurelines" svg:width="0.566cm" svg:height="0.503cm" svg:x="5.968cm" svg:y="3.38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measurelines" svg:width="0.565cm" svg:height="0.503cm" svg:x="6.534cm" svg:y="3.38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measurelines" svg:width="0.566cm" svg:height="0.502cm" svg:x="5.968cm" svg:y="3.89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measurelines" svg:width="0.565cm" svg:height="0.502cm" svg:x="6.534cm" svg:y="3.89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measurelines" svg:width="0.566cm" svg:height="0.504cm" svg:x="5.969cm" svg:y="3.388cm">
          <text:p text:style-name="P6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measurelines" svg:width="0.565cm" svg:height="0.504cm" svg:x="6.535cm" svg:y="3.38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measurelines" svg:width="0.566cm" svg:height="0.502cm" svg:x="5.969cm" svg:y="3.898cm">
          <text:p text:style-name="P6">#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measurelines" svg:width="0.565cm" svg:height="0.502cm" svg:x="6.535cm" svg:y="3.8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measurelines" svg:width="0.566cm" svg:height="0.503cm" svg:x="7.4cm" svg:y="3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measurelines" svg:width="0.565cm" svg:height="0.503cm" svg:x="7.966cm" svg:y="3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measurelines" svg:width="0.566cm" svg:height="0.502cm" svg:x="7.4cm" svg:y="3.80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measurelines" svg:width="0.565cm" svg:height="0.502cm" svg:x="7.966cm" svg:y="3.80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measurelines" svg:width="0.566cm" svg:height="0.504cm" svg:x="7.401cm" svg:y="3.3cm">
          <text:p text:style-name="P6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measurelines" svg:width="0.565cm" svg:height="0.504cm" svg:x="7.967cm" svg:y="3.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measurelines" svg:width="0.566cm" svg:height="0.502cm" svg:x="7.401cm" svg:y="3.81cm">
          <text:p text:style-name="P6">$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measurelines" svg:width="0.565cm" svg:height="0.502cm" svg:x="7.967cm" svg:y="3.81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Per_20_defecte_5f_">
        <draw:custom-shape draw:style-name="gr88" draw:text-style-name="P4" draw:layer="Format" svg:width="1.414cm" svg:height="1.356cm" svg:x="1.4cm" svg:y="1.3cm">
          <text:p text:style-name="P4">E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draw:layer="Forma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Forma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1.835cm" svg:y="3.325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1.835cm" svg:y="3.834cm">
          <text:p text:style-name="P6">'</text:p>
          <draw:enhanced-geometry svg:viewBox="0 0 21600 21600" draw:type="rectangle" draw:enhanced-path="M 0 0 L 21600 0 21600 21600 0 21600 0 0 Z N"/>
        </draw:custom-shape>
        <draw:custom-shape draw:style-name="gr98" draw:text-style-name="P6" draw:layer="Forma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Forma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.401cm" svg:y="3.154cm">
          <text:p text:style-name="P4">E/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Forma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3.012cm" svg:y="3.32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3.577cm" svg:y="3.3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3.012cm" svg:y="3.83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3.577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Format" svg:width="0.565cm" svg:height="0.504cm" svg:x="3.013cm" svg:y="3.33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1" draw:text-style-name="P7" draw:layer="Format" svg:width="0.565cm" svg:height="0.504cm" svg:x="3.59cm" svg:y="3.337cm">
          <text:p text:style-name="P7">|</text:p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3.013cm" svg:y="3.835cm">
          <text:p text:style-name="P6">!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3.59cm" svg:y="3.83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4.482cm" svg:y="3.32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5.048cm" svg:y="3.32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4.482cm" svg:y="3.83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048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4.483cm" svg:y="3.325cm">
          <text:p text:style-name="P6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" draw:layer="Format" svg:width="0.565cm" svg:height="0.504cm" svg:x="5.061cm" svg:y="3.349cm">
          <text:p text:style-name="P6">@</text:p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6cm" svg:height="0.502cm" svg:x="4.483cm" svg:y="3.835cm">
          <text:p text:style-name="P6">"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061cm" svg:y="3.83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draw:layer="Forma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8.894cm" svg:y="3.325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Forma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" draw:layer="Format" svg:width="0.566cm" svg:height="0.502cm" svg:x="8.894cm" svg:y="3.835cm">
          <text:p text:style-name="P6">%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10.364cm" svg:y="3.325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Forma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" draw:layer="Format" svg:width="0.566cm" svg:height="0.502cm" svg:x="10.364cm" svg:y="3.835cm">
          <text:p text:style-name="P6">&amp;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Format" svg:width="0.566cm" svg:height="0.503cm" svg:x="13.305cm" svg:y="3.325cm">
          <text:p text:style-name="P6">8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6cm" svg:height="0.502cm" svg:x="13.305cm" svg:y="3.834cm">
          <text:p text:style-name="P6">(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6" draw:layer="Forma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4.775cm" svg:y="3.325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4.775cm" svg:y="3.834cm">
          <text:p text:style-name="P6">)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6.246cm" svg:y="3.325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9" draw:text-style-name="P6" draw:layer="Format" svg:width="0.567cm" svg:height="0.503cm" svg:x="16.811cm" svg:y="3.32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5cm" svg:height="0.502cm" svg:x="16.246cm" svg:y="3.834cm">
          <text:p text:style-name="P6">~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" draw:layer="Format" svg:width="0.566cm" svg:height="0.503cm" svg:x="17.716cm" svg:y="3.325cm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96" draw:text-style-name="P6" draw:layer="Format" svg:width="0.565cm" svg:height="0.503cm" svg:x="18.282cm" svg:y="3.325cm">
          <text:p text:style-name="P6"/>
          <draw:enhanced-geometry svg:viewBox="0 0 21600 21600" draw:type="rectangle" draw:enhanced-path="M 0 0 L 21600 0 21600 21600 0 21600 0 0 Z N"/>
        </draw:custom-shape>
        <draw:custom-shape draw:style-name="gr112" draw:text-style-name="P6" draw:layer="Format" svg:width="0.566cm" svg:height="0.502cm" svg:x="17.716cm" svg:y="3.834cm">
          <text:p text:style-name="P6">=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draw:layer="Format" svg:width="0.565cm" svg:height="0.503cm" svg:x="19.187cm" svg:y="3.325cm">
          <text:p text:style-name="P6">^</text:p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5cm" svg:height="0.502cm" svg:x="19.187cm" svg:y="3.834cm">
          <text:p text:style-name="P6">~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6" draw:layer="Forma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6" draw:layer="Format" svg:width="0.565cm" svg:height="0.503cm" svg:x="20.658cm" svg:y="3.325cm">
          <text:p text:style-name="P6">€</text:p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5cm" svg:height="0.502cm" svg:x="20.658cm" svg:y="3.834cm">
          <text:p text:style-name="P6">|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" draw:layer="Format" svg:width="1.413cm" svg:height="1.356cm" svg:x="21.987cm" svg:y="3.153cm">
          <text:p text:style-name="P4">Back 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3.893cm" svg:y="1.343cm">
          <text:p text:style-name="P4">F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4.371cm" svg:y="1.344cm">
          <text:p text:style-name="P4">F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5.841cm" svg:y="1.344cm">
          <text:p text:style-name="P4">F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7.312cm" svg:y="1.344cm">
          <text:p text:style-name="P4">F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8.782cm" svg:y="1.344cm">
          <text:p text:style-name="P4">F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10.952cm" svg:y="1.344cm">
          <text:p text:style-name="P4">F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12.423cm" svg:y="1.344cm">
          <text:p text:style-name="P4">F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5.363cm" svg:y="1.343cm">
          <text:p text:style-name="P4">F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7.634cm" svg:y="1.343cm">
          <text:p text:style-name="P4">F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9.104cm" svg:y="1.343cm">
          <text:p text:style-name="P4">F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20.574cm" svg:y="1.343cm">
          <text:p text:style-name="P4">F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22.045cm" svg:y="1.343cm">
          <text:p text:style-name="P4">F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3.716cm" svg:y="1.343cm">
          <text:p text:style-name="P4">Ps/S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5.187cm" svg:y="1.343cm">
          <text:p text:style-name="P4">ScL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6.687cm" svg:y="1.344cm">
          <text:p text:style-name="P4">Pa/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3.8cm" svg:y="3.1cm">
          <text:p text:style-name="P4">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5.271cm" svg:y="3.1cm">
          <text:p text:style-name="P4">Ho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6.771cm" svg:y="3.101cm">
          <text:p text:style-name="P4">Pg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3.8cm" svg:y="4.743cm">
          <text:p text:style-name="P4">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5.271cm" svg:y="4.743cm">
          <text:p text:style-name="P4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6.771cm" svg:y="4.744cm">
          <text:p text:style-name="P4">Pg D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draw:layer="Forma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Forma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0.935cm" svg:y="4.972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0.935cm" svg:y="5.481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Format" svg:width="1.899cm" svg:height="1.356cm" svg:x="1.4cm" svg:y="4.801cm">
          <text:p text:style-name="P4">Ta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3.583cm" svg:y="4.972cm">
          <text:p text:style-name="P6">q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Forma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6cm" svg:height="0.502cm" svg:x="3.583cm" svg:y="5.482cm">
          <text:p text:style-name="P6">Q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Format" svg:width="0.565cm" svg:height="0.504cm" svg:x="5.053cm" svg:y="4.984cm">
          <text:p text:style-name="P6">w</text:p>
          <draw:enhanced-geometry svg:viewBox="0 0 21600 21600" draw:type="rectangle" draw:enhanced-path="M 0 0 L 21600 0 21600 21600 0 21600 0 0 Z N"/>
        </draw:custom-shape>
        <draw:custom-shape draw:style-name="gr116" draw:text-style-name="P8" draw:layer="Format" svg:width="0.566cm" svg:height="0.504cm" svg:x="5.642cm" svg:y="4.984cm">
          <text:p text:style-name="P8">`</text:p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5.053cm" svg:y="5.482cm">
          <text:p text:style-name="P6">W</text:p>
          <draw:enhanced-geometry svg:viewBox="0 0 21600 21600" draw:type="rectangle" draw:enhanced-path="M 0 0 L 21600 0 21600 21600 0 21600 0 0 Z N"/>
        </draw:custom-shape>
        <draw:custom-shape draw:style-name="gr117" draw:text-style-name="P8" draw:layer="Format" svg:width="0.566cm" svg:height="0.502cm" svg:x="5.618cm" svg:y="5.482cm">
          <text:p text:style-name="P8">^</text:p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Format" svg:width="0.565cm" svg:height="0.504cm" svg:x="6.524cm" svg:y="4.972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103" draw:text-style-name="P6" draw:layer="Format" svg:width="0.565cm" svg:height="0.504cm" svg:x="7.089cm" svg:y="4.972cm">
          <text:p text:style-name="P6">€</text:p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6.524cm" svg:y="5.482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7.994cm" svg:y="4.972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100" draw:text-style-name="P6" draw:layer="Format" svg:width="0.565cm" svg:height="0.504cm" svg:x="8.56cm" svg:y="4.972cm">
          <text:p text:style-name="P6"/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6cm" svg:height="0.502cm" svg:x="7.994cm" svg:y="5.482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9.464cm" svg:y="4.972cm">
          <text:p text:style-name="P6">t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Forma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6cm" svg:height="0.502cm" svg:x="9.464cm" svg:y="5.482cm">
          <text:p text:style-name="P6">T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Format" svg:width="0.566cm" svg:height="0.503cm" svg:x="12.405cm" svg:y="4.972cm">
          <text:p text:style-name="P6">u</text:p>
          <draw:enhanced-geometry svg:viewBox="0 0 21600 21600" draw:type="rectangle" draw:enhanced-path="M 0 0 L 21600 0 21600 21600 0 21600 0 0 Z N"/>
        </draw:custom-shape>
        <draw:custom-shape draw:style-name="gr96" draw:text-style-name="P6" draw:layer="Format" svg:width="0.565cm" svg:height="0.503cm" svg:x="12.971cm" svg:y="4.97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6cm" svg:height="0.502cm" svg:x="12.405cm" svg:y="5.481cm">
          <text:p text:style-name="P6">U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3.875cm" svg:y="4.972cm">
          <text:p text:style-name="P6">i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3.875cm" svg:y="5.481cm">
          <text:p text:style-name="P6">I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5.346cm" svg:y="4.972cm">
          <text:p text:style-name="P6">o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5.346cm" svg:y="5.481cm">
          <text:p text:style-name="P6">O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Format" svg:width="0.566cm" svg:height="0.503cm" svg:x="16.816cm" svg:y="4.972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6cm" svg:height="0.502cm" svg:x="16.816cm" svg:y="5.481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draw:layer="Format" svg:width="0.565cm" svg:height="0.503cm" svg:x="18.287cm" svg:y="4.972cm">
          <text:p text:style-name="P6">@</text:p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5cm" svg:height="0.502cm" svg:x="18.287cm" svg:y="5.481cm">
          <text:p text:style-name="P6">`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6" draw:layer="Forma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8" draw:text-style-name="P6" draw:layer="layout" svg:width="0.565cm" svg:height="0.503cm" svg:x="19.758cm" svg:y="4.981cm">
            <text:p text:style-name="P6">[</text:p>
            <draw:enhanced-geometry svg:viewBox="0 0 21600 21600" draw:type="rectangle" draw:enhanced-path="M 0 0 L 21600 0 21600 21600 0 21600 0 0 Z N"/>
          </draw:custom-shape>
          <draw:custom-shape draw:style-name="gr119" draw:text-style-name="P6" draw:layer="layout" svg:width="0.565cm" svg:height="0.502cm" svg:x="19.758cm" svg:y="5.49cm">
            <text:p text:style-name="P6">{</text:p>
            <draw:enhanced-geometry svg:viewBox="0 0 21600 21600" draw:type="rectangle" draw:enhanced-path="M 0 0 L 21600 0 21600 21600 0 21600 0 0 Z N"/>
          </draw:custom-shape>
        </draw:g>
        <draw:custom-shape draw:style-name="gr120" draw:text-style-name="P4" draw:layer="Format" svg:width="6.7cm" svg:height="1.356cm" svg:x="8.2cm" svg:y="9.722cm">
          <text:p text:style-name="P4">s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2" draw:layer="Forma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2" draw:layer="Forma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draw:layer="Forma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Forma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1.335cm" svg:y="6.615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4" draw:layer="Format" svg:width="2.299cm" svg:height="1.356cm" svg:x="1.4cm" svg:y="6.444cm">
          <text:p text:style-name="P4">Caps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3.983cm" svg:y="6.61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Forma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Format" svg:width="0.565cm" svg:height="0.504cm" svg:x="5.453cm" svg:y="6.615cm">
          <text:p text:style-name="P6">s</text:p>
          <draw:enhanced-geometry svg:viewBox="0 0 21600 21600" draw:type="rectangle" draw:enhanced-path="M 0 0 L 21600 0 21600 21600 0 21600 0 0 Z N"/>
        </draw:custom-shape>
        <draw:custom-shape draw:style-name="gr124" draw:text-style-name="P8" draw:layer="Format" svg:width="0.566cm" svg:height="0.504cm" svg:x="6.018cm" svg:y="6.615cm">
          <text:p text:style-name="P8">'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8" draw:layer="Format" svg:width="0.566cm" svg:height="0.502cm" svg:x="6.018cm" svg:y="7.125cm">
          <text:p text:style-name="P8">¨ </text:p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Format" svg:width="0.565cm" svg:height="0.504cm" svg:x="6.924cm" svg:y="6.615cm">
          <text:p text:style-name="P6">d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Forma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8.394cm" svg:y="6.615cm">
          <text:p text:style-name="P6">f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Forma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9.864cm" svg:y="6.615cm">
          <text:p text:style-name="P6">g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Forma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Format" svg:width="0.566cm" svg:height="0.503cm" svg:x="12.805cm" svg:y="6.615cm">
          <text:p text:style-name="P6">j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4.275cm" svg:y="6.615cm">
          <text:p text:style-name="P6">k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5.746cm" svg:y="6.615cm">
          <text:p text:style-name="P6">l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17.782cm" svg:y="6.862cm">
          <text:p/>
          <draw:enhanced-geometry svg:viewBox="0 0 21600 21600" draw:type="rectangle" draw:enhanced-path="M 0 0 L 21600 0 21600 21600 0 21600 0 0 Z N"/>
        </draw:custom-shape>
        <draw:g>
          <draw:custom-shape draw:style-name="gr126" draw:text-style-name="P6" draw:layer="layout" svg:width="0.566cm" svg:height="0.503cm" svg:x="17.216cm" svg:y="6.608cm">
            <text:p text:style-name="P6">;</text:p>
            <draw:enhanced-geometry svg:viewBox="0 0 21600 21600" draw:type="rectangle" draw:enhanced-path="M 0 0 L 21600 0 21600 21600 0 21600 0 0 Z N"/>
          </draw:custom-shape>
          <draw:custom-shape draw:style-name="gr127" draw:text-style-name="P6" draw:layer="layout" svg:width="0.566cm" svg:height="0.502cm" svg:x="17.216cm" svg:y="7.117cm">
            <text:p text:style-name="P6">+</text:p>
            <draw:enhanced-geometry svg:viewBox="0 0 21600 21600" draw:type="rectangle" draw:enhanced-path="M 0 0 L 21600 0 21600 21600 0 21600 0 0 Z N"/>
          </draw:custom-shape>
        </draw:g>
        <draw:custom-shape draw:style-name="gr93" draw:text-style-name="P6" draw:layer="Format" svg:width="0.565cm" svg:height="0.502cm" svg:x="17.782cm" svg:y="6.86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draw:layer="Format" svg:width="0.565cm" svg:height="0.503cm" svg:x="18.687cm" svg:y="6.615cm">
          <text:p text:style-name="P6">:</text:p>
          <draw:enhanced-geometry svg:viewBox="0 0 21600 21600" draw:type="rectangle" draw:enhanced-path="M 0 0 L 21600 0 21600 21600 0 21600 0 0 Z N"/>
        </draw:custom-shape>
        <draw:custom-shape draw:style-name="gr108" draw:text-style-name="P6" draw:layer="Format" svg:width="0.566cm" svg:height="0.503cm" svg:x="19.252cm" svg:y="6.61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5cm" svg:height="0.502cm" svg:x="18.687cm" svg:y="7.124cm">
          <text:p text:style-name="P6">*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6" draw:layer="Format" svg:width="1.413cm" svg:height="1.356cm" svg:x="20.016cm" svg:y="6.44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8" draw:text-style-name="P6" draw:layer="layout" svg:width="0.565cm" svg:height="0.503cm" svg:x="20.158cm" svg:y="6.589cm">
            <text:p text:style-name="P6">]</text:p>
            <draw:enhanced-geometry svg:viewBox="0 0 21600 21600" draw:type="rectangle" draw:enhanced-path="M 0 0 L 21600 0 21600 21600 0 21600 0 0 Z N"/>
          </draw:custom-shape>
          <draw:custom-shape draw:style-name="gr119" draw:text-style-name="P6" draw:layer="layout" svg:width="0.565cm" svg:height="0.502cm" svg:x="20.158cm" svg:y="7.098cm">
            <text:p text:style-name="P6">}</text:p>
            <draw:enhanced-geometry svg:viewBox="0 0 21600 21600" draw:type="rectangle" draw:enhanced-path="M 0 0 L 21600 0 21600 21600 0 21600 0 0 Z N"/>
          </draw:custom-shape>
        </draw:g>
        <draw:custom-shape draw:style-name="gr128" draw:text-style-name="P2" draw:layer="Forma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" draw:layer="Format" svg:width="1.56cm" svg:height="2.7cm" svg:x="21.8cm" svg:y="4.9cm">
          <text:p text:style-name="P2"><text:span text:style-name="T10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draw:layer="Forma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Forma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2.136cm" svg:y="8.216cm">
          <text:p text:style-name="P6">n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g>
          <draw:custom-shape draw:style-name="gr130" draw:text-style-name="P6" draw:layer="layout" svg:width="0.565cm" svg:height="0.503cm" svg:x="12.701cm" svg:y="8.216cm">
            <text:p text:style-name="P6">ñ</text:p>
            <draw:enhanced-geometry svg:viewBox="0 0 21600 21600" draw:type="rectangle" draw:enhanced-path="M 0 0 L 21600 0 21600 21600 0 21600 0 0 Z N"/>
          </draw:custom-shape>
          <draw:custom-shape draw:style-name="gr131" draw:text-style-name="P6" draw:layer="layout" svg:width="0.565cm" svg:height="0.502cm" svg:x="12.701cm" svg:y="8.725cm">
            <text:p text:style-name="P6">Ñ</text:p>
            <draw:enhanced-geometry svg:viewBox="0 0 21600 21600" draw:type="rectangle" draw:enhanced-path="M 0 0 L 21600 0 21600 21600 0 21600 0 0 Z N"/>
          </draw:custom-shape>
        </draw:g>
        <draw:custom-shape draw:style-name="gr132" draw:text-style-name="P4" draw:layer="Format" svg:width="2.998cm" svg:height="1.356cm" svg:x="1.4cm" svg:y="8.045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4.728cm" svg:y="8.215cm">
          <text:p text:style-name="P6">z</text:p>
          <draw:enhanced-geometry svg:viewBox="0 0 21600 21600" draw:type="rectangle" draw:enhanced-path="M 0 0 L 21600 0 21600 21600 0 21600 0 0 Z N"/>
        </draw:custom-shape>
        <draw:custom-shape draw:style-name="gr103" draw:text-style-name="P6" draw:layer="Format" svg:width="0.565cm" svg:height="0.504cm" svg:x="5.294cm" svg:y="8.215cm">
          <text:p text:style-name="P6">«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Format" svg:width="0.565cm" svg:height="0.504cm" svg:x="6.254cm" svg:y="8.216cm">
          <text:p text:style-name="P6">x</text:p>
          <draw:enhanced-geometry svg:viewBox="0 0 21600 21600" draw:type="rectangle" draw:enhanced-path="M 0 0 L 21600 0 21600 21600 0 21600 0 0 Z N"/>
        </draw:custom-shape>
        <draw:custom-shape draw:style-name="gr116" draw:text-style-name="P6" draw:layer="Format" svg:width="0.566cm" svg:height="0.504cm" svg:x="6.819cm" svg:y="8.216cm">
          <text:p text:style-name="P6">»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Format" svg:width="0.565cm" svg:height="0.504cm" svg:x="7.725cm" svg:y="8.216cm">
          <text:p text:style-name="P6">c</text:p>
          <draw:enhanced-geometry svg:viewBox="0 0 21600 21600" draw:type="rectangle" draw:enhanced-path="M 0 0 L 21600 0 21600 21600 0 21600 0 0 Z N"/>
        </draw:custom-shape>
        <draw:custom-shape draw:style-name="gr103" draw:text-style-name="P6" draw:layer="Format" svg:width="0.565cm" svg:height="0.504cm" svg:x="8.29cm" svg:y="8.216cm">
          <text:p text:style-name="P6">ç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6" draw:layer="Format" svg:width="0.565cm" svg:height="0.502cm" svg:x="8.29cm" svg:y="8.726cm">
          <text:p text:style-name="P6">Ç</text:p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9.195cm" svg:y="8.216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Forma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10.665cm" svg:y="8.216cm">
          <text:p text:style-name="P6">b</text:p>
          <draw:enhanced-geometry svg:viewBox="0 0 21600 21600" draw:type="rectangle" draw:enhanced-path="M 0 0 L 21600 0 21600 21600 0 21600 0 0 Z N"/>
        </draw:custom-shape>
        <draw:custom-shape draw:style-name="gr102" draw:text-style-name="P6" draw:layer="Format" svg:width="0.566cm" svg:height="0.504cm" svg:x="11.231cm" svg:y="8.2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Format" svg:width="0.566cm" svg:height="0.503cm" svg:x="13.606cm" svg:y="8.216cm">
          <text:p text:style-name="P6">m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draw:layer="Format" svg:width="0.565cm" svg:height="0.503cm" svg:x="15.076cm" svg:y="8.206cm">
          <text:p text:style-name="P6">,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5cm" svg:height="0.502cm" svg:x="15.076cm" svg:y="8.725cm">
          <text:p text:style-name="P6">&lt;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draw:layer="Format" svg:width="0.565cm" svg:height="0.503cm" svg:x="16.547cm" svg:y="8.206cm">
          <text:p text:style-name="P6">.</text:p>
          <draw:enhanced-geometry svg:viewBox="0 0 21600 21600" draw:type="rectangle" draw:enhanced-path="M 0 0 L 21600 0 21600 21600 0 21600 0 0 Z N"/>
        </draw:custom-shape>
        <draw:custom-shape draw:style-name="gr109" draw:text-style-name="P6" draw:layer="Format" svg:width="0.567cm" svg:height="0.503cm" svg:x="17.112cm" svg:y="8.21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5cm" svg:height="0.502cm" svg:x="16.547cm" svg:y="8.725cm">
          <text:p text:style-name="P6">&gt;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" draw:layer="Format" svg:width="0.566cm" svg:height="0.503cm" svg:x="18.017cm" svg:y="8.216cm">
          <text:p text:style-name="P6">/</text:p>
          <draw:enhanced-geometry svg:viewBox="0 0 21600 21600" draw:type="rectangle" draw:enhanced-path="M 0 0 L 21600 0 21600 21600 0 21600 0 0 Z N"/>
        </draw:custom-shape>
        <draw:custom-shape draw:style-name="gr134" draw:text-style-name="P7" draw:layer="Format" svg:width="0.565cm" svg:height="0.503cm" svg:x="18.583cm" svg:y="8.216cm">
          <text:p text:style-name="P7">¿</text:p>
          <draw:enhanced-geometry svg:viewBox="0 0 21600 21600" draw:type="rectangle" draw:enhanced-path="M 0 0 L 21600 0 21600 21600 0 21600 0 0 Z N"/>
        </draw:custom-shape>
        <draw:custom-shape draw:style-name="gr112" draw:text-style-name="P6" draw:layer="Format" svg:width="0.566cm" svg:height="0.502cm" svg:x="18.017cm" svg:y="8.725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draw:layer="Format" svg:width="0.565cm" svg:height="0.503cm" svg:x="19.488cm" svg:y="8.216cm">
          <text:p text:style-name="P6">\</text:p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5cm" svg:height="0.502cm" svg:x="19.488cm" svg:y="8.725cm">
          <text:p text:style-name="P6">_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" draw:layer="Forma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" draw:layer="Forma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Forma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Forma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Forma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" draw:layer="Format" svg:width="2.599cm" svg:height="1.356cm" svg:x="20.9cm" svg:y="8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20.1cm" svg:y="9.722cm">
          <text:p text:style-name="P4">menu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4" draw:layer="Format" svg:width="1.415cm" svg:height="1.356cm" svg:x="6.7cm" svg:y="9.72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" draw:layer="Forma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Forma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Forma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Forma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Format" svg:width="1.414cm" svg:height="1.356cm" svg:x="3.3cm" svg:y="9.722cm">
          <text:p text:style-name="P4">W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" draw:layer="Format" svg:width="1.7cm" svg:height="1.356cm" svg:x="4.9cm" svg:y="9.722cm">
          <text:p text:style-name="P4">A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" draw:layer="Forma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Forma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Forma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Forma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Forma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" draw:layer="Forma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Forma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Forma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Forma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" draw:layer="Format" svg:width="1.414cm" svg:height="1.356cm" svg:x="6.702cm" svg:y="9.722cm">
          <text:p text:style-name="P4">Alt G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" draw:layer="layout" svg:width="1.415cm" svg:height="1.356cm" svg:x="15cm" svg:y="9.744cm">
          <text:p text:style-name="P4">co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" draw:layer="Format" svg:width="1.7cm" svg:height="1.356cm" svg:x="16.5cm" svg:y="9.722cm">
          <text:p text:style-name="P4">W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" draw:layer="Format" svg:width="1.7cm" svg:height="1.356cm" svg:x="18.3cm" svg:y="9.722cm">
          <text:p text:style-name="P4">Alt G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" draw:layer="Format" svg:width="1.7cm" svg:height="1.356cm" svg:x="1.4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" draw:layer="Format" svg:width="1.7cm" svg:height="1.356cm" svg:x="21.7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9" draw:layer="layout" svg:width="5.777cm" svg:height="0.962cm" svg:x="5.7cm" svg:y="14.9cm">
          <draw:text-box>
            <text:p text:style-name="P9">Proposed key map</text:p>
          </draw:text-box>
        </draw:frame>
        <draw:custom-shape draw:style-name="gr94" draw:text-style-name="P6" draw:layer="Línies de dimensió" svg:width="0.566cm" svg:height="0.503cm" svg:x="5.968cm" svg:y="3.38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Línies de dimensió" svg:width="0.565cm" svg:height="0.503cm" svg:x="6.534cm" svg:y="3.38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ínies de dimensió" svg:width="0.566cm" svg:height="0.502cm" svg:x="5.968cm" svg:y="3.89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ínies de dimensió" svg:width="0.565cm" svg:height="0.502cm" svg:x="6.534cm" svg:y="3.897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6" draw:layer="Línies de dimensió" svg:width="0.566cm" svg:height="0.504cm" svg:x="5.969cm" svg:y="3.388cm">
          <text:p text:style-name="P6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" draw:layer="Línies de dimensió" svg:width="0.565cm" svg:height="0.504cm" svg:x="6.535cm" svg:y="3.388cm">
          <text:p text:style-name="P6">#</text:p>
          <draw:enhanced-geometry svg:viewBox="0 0 21600 21600" draw:type="rectangle" draw:enhanced-path="M 0 0 L 21600 0 21600 21600 0 21600 0 0 Z N"/>
        </draw:custom-shape>
        <draw:custom-shape draw:style-name="gr117" draw:text-style-name="P6" draw:layer="Línies de dimensió" svg:width="0.566cm" svg:height="0.502cm" svg:x="5.969cm" svg:y="3.898cm">
          <text:p text:style-name="P6">·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ínies de dimensió" svg:width="0.565cm" svg:height="0.502cm" svg:x="6.535cm" svg:y="3.89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Línies de dimensió" svg:width="0.566cm" svg:height="0.503cm" svg:x="7.4cm" svg:y="3.3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Línies de dimensió" svg:width="0.565cm" svg:height="0.503cm" svg:x="7.966cm" svg:y="3.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ínies de dimensió" svg:width="0.566cm" svg:height="0.502cm" svg:x="7.4cm" svg:y="3.809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ínies de dimensió" svg:width="0.565cm" svg:height="0.502cm" svg:x="7.966cm" svg:y="3.809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6" draw:layer="Línies de dimensió" svg:width="0.566cm" svg:height="0.504cm" svg:x="7.401cm" svg:y="3.3cm">
          <text:p text:style-name="P6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" draw:layer="Línies de dimensió" svg:width="0.565cm" svg:height="0.504cm" svg:x="7.967cm" svg:y="3.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" draw:layer="Línies de dimensió" svg:width="0.566cm" svg:height="0.502cm" svg:x="7.401cm" svg:y="3.81cm">
          <text:p text:style-name="P6">$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ínies de dimensió" svg:width="0.565cm" svg:height="0.502cm" svg:x="7.967cm" svg:y="3.81cm">
          <text:p/>
          <draw:enhanced-geometry svg:viewBox="0 0 21600 21600" draw:type="rectangle" draw:enhanced-path="M 0 0 L 21600 0 21600 21600 0 21600 0 0 Z N"/>
        </draw:custom-shape>
        <draw:frame draw:style-name="gr30" draw:layer="measurelines" svg:width="5.142cm" svg:height="0.962cm" svg:x="5.9cm" svg:y="16.8cm">
          <draw:text-box>
            <text:p>dead keys in red</text:p>
          </draw:text-box>
        </draw:frame>
        <draw:g>
          <draw:custom-shape draw:style-name="gr141" draw:text-style-name="P6" draw:layer="measurelines" svg:width="0.565cm" svg:height="0.503cm" svg:x="1.5cm" svg:y="3.3cm">
            <text:p/>
            <draw:enhanced-geometry svg:viewBox="0 0 21600 21600" draw:type="rectangle" draw:enhanced-path="M 0 0 L 21600 0 21600 21600 0 21600 0 0 Z N"/>
          </draw:custom-shape>
          <draw:custom-shape draw:style-name="gr142" draw:text-style-name="P6" draw:layer="measurelines" svg:width="0.565cm" svg:height="0.502cm" svg:x="1.5cm" svg:y="3.809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6" draw:layer="measurelines" svg:width="0.565cm" svg:height="0.504cm" svg:x="1.525cm" svg:y="3.324cm">
            <text:p text:style-name="P6">º</text:p>
            <draw:enhanced-geometry svg:viewBox="0 0 21600 21600" draw:type="rectangle" draw:enhanced-path="M 0 0 L 21600 0 21600 21600 0 21600 0 0 Z N"/>
          </draw:custom-shape>
          <draw:custom-shape draw:style-name="gr131" draw:text-style-name="P6" draw:layer="measurelines" svg:width="0.565cm" svg:height="0.502cm" svg:x="1.525cm" svg:y="3.834cm">
            <text:p text:style-name="P6">ª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1" draw:text-style-name="P6" draw:layer="measurelines" svg:width="0.565cm" svg:height="0.503cm" svg:x="2.065cm" svg:y="3.312cm">
            <text:p/>
            <draw:enhanced-geometry svg:viewBox="0 0 21600 21600" draw:type="rectangle" draw:enhanced-path="M 0 0 L 21600 0 21600 21600 0 21600 0 0 Z N"/>
          </draw:custom-shape>
          <draw:custom-shape draw:style-name="gr142" draw:text-style-name="P6" draw:layer="measurelines" svg:width="0.565cm" svg:height="0.502cm" svg:x="2.065cm" svg:y="3.821cm">
            <text:p/>
            <draw:enhanced-geometry svg:viewBox="0 0 21600 21600" draw:type="rectangle" draw:enhanced-path="M 0 0 L 21600 0 21600 21600 0 21600 0 0 Z N"/>
          </draw:custom-shape>
          <draw:custom-shape draw:style-name="gr144" draw:text-style-name="P6" draw:layer="measurelines" svg:width="0.565cm" svg:height="0.504cm" svg:x="2.066cm" svg:y="3.312cm">
            <text:p/>
            <draw:enhanced-geometry svg:viewBox="0 0 21600 21600" draw:type="rectangle" draw:enhanced-path="M 0 0 L 21600 0 21600 21600 0 21600 0 0 Z N"/>
          </draw:custom-shape>
          <draw:custom-shape draw:style-name="gr142" draw:text-style-name="P6" draw:layer="measurelines" svg:width="0.565cm" svg:height="0.502cm" svg:x="2.066cm" svg:y="3.8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45" draw:text-style-name="P8" draw:layer="measurelines" svg:width="0.566cm" svg:height="0.504cm" svg:x="18.834cm" svg:y="4.988cm">
          <text:p text:style-name="P8">`</text:p>
          <draw:enhanced-geometry svg:viewBox="0 0 21600 21600" draw:type="rectangle" draw:enhanced-path="M 0 0 L 21600 0 21600 21600 0 21600 0 0 Z N"/>
        </draw:custom-shape>
        <draw:custom-shape draw:style-name="gr146" draw:text-style-name="P8" draw:layer="measurelines" svg:width="0.566cm" svg:height="0.502cm" svg:x="18.834cm" svg:y="5.498cm">
          <text:p text:style-name="P8">^</text:p>
          <draw:enhanced-geometry svg:viewBox="0 0 21600 21600" draw:type="rectangle" draw:enhanced-path="M 0 0 L 21600 0 21600 21600 0 21600 0 0 Z N"/>
        </draw:custom-shape>
        <draw:custom-shape draw:style-name="gr147" draw:text-style-name="P8" draw:layer="measurelines" svg:width="0.566cm" svg:height="0.504cm" svg:x="19.234cm" svg:y="6.6cm">
          <text:p text:style-name="P8">'</text:p>
          <draw:enhanced-geometry svg:viewBox="0 0 21600 21600" draw:type="rectangle" draw:enhanced-path="M 0 0 L 21600 0 21600 21600 0 21600 0 0 Z N"/>
        </draw:custom-shape>
        <draw:custom-shape draw:style-name="gr148" draw:text-style-name="P8" draw:layer="measurelines" svg:width="0.566cm" svg:height="0.502cm" svg:x="19.234cm" svg:y="7.11cm">
          <text:p text:style-name="P8">¨ </text:p>
          <draw:enhanced-geometry svg:viewBox="0 0 21600 21600" draw:type="rectangle" draw:enhanced-path="M 0 0 L 21600 0 21600 21600 0 21600 0 0 Z N"/>
        </draw:custom-shape>
        <draw:g>
          <draw:custom-shape draw:style-name="gr149" draw:text-style-name="P6" draw:layer="layout" svg:width="0.566cm" svg:height="0.503cm" svg:x="20.723cm" svg:y="6.602cm">
            <text:p/>
            <draw:enhanced-geometry svg:viewBox="0 0 21600 21600" draw:type="rectangle" draw:enhanced-path="M 0 0 L 21600 0 21600 21600 0 21600 0 0 Z N"/>
          </draw:custom-shape>
          <draw:custom-shape draw:style-name="gr150" draw:text-style-name="P6" draw:layer="layout" svg:width="0.566cm" svg:height="0.502cm" svg:x="20.723cm" svg:y="7.111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6" draw:layer="measurelines" svg:width="0.565cm" svg:height="0.504cm" svg:x="20.7cm" svg:y="6.575cm">
            <text:p text:style-name="P6">ç</text:p>
            <draw:enhanced-geometry svg:viewBox="0 0 21600 21600" draw:type="rectangle" draw:enhanced-path="M 0 0 L 21600 0 21600 21600 0 21600 0 0 Z N"/>
          </draw:custom-shape>
          <draw:custom-shape draw:style-name="gr131" draw:text-style-name="P6" draw:layer="measurelines" svg:width="0.565cm" svg:height="0.502cm" svg:x="20.7cm" svg:y="7.085cm">
            <text:p text:style-name="P6">Ç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0" draw:text-style-name="P6" draw:layer="measurelines" svg:width="0.565cm" svg:height="0.503cm" svg:x="17.8cm" svg:y="6.608cm">
            <text:p text:style-name="P6">ñ</text:p>
            <draw:enhanced-geometry svg:viewBox="0 0 21600 21600" draw:type="rectangle" draw:enhanced-path="M 0 0 L 21600 0 21600 21600 0 21600 0 0 Z N"/>
          </draw:custom-shape>
          <draw:custom-shape draw:style-name="gr131" draw:text-style-name="P6" draw:layer="measurelines" svg:width="0.565cm" svg:height="0.502cm" svg:x="17.8cm" svg:y="7.117cm">
            <text:p text:style-name="P6">Ñ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9" draw:text-style-name="P6" draw:layer="layout" svg:width="0.566cm" svg:height="0.503cm" svg:x="20.323cm" svg:y="4.972cm">
            <text:p/>
            <draw:enhanced-geometry svg:viewBox="0 0 21600 21600" draw:type="rectangle" draw:enhanced-path="M 0 0 L 21600 0 21600 21600 0 21600 0 0 Z N"/>
          </draw:custom-shape>
          <draw:custom-shape draw:style-name="gr151" draw:text-style-name="P6" draw:layer="layout" svg:width="0.566cm" svg:height="0.502cm" svg:x="20.323cm" svg:y="5.481cm">
            <text:p text:style-name="P6"/>
            <draw:enhanced-geometry svg:viewBox="0 0 21600 21600" draw:type="rectangle" draw:enhanced-path="M 0 0 L 21600 0 21600 21600 0 21600 0 0 Z N"/>
          </draw:custom-shape>
          <draw:g>
            <draw:custom-shape draw:style-name="gr130" draw:text-style-name="P6" draw:layer="measurelines" svg:width="0.565cm" svg:height="0.503cm" svg:x="20.335cm" svg:y="4.989cm">
              <text:p text:style-name="P6">]</text:p>
              <draw:enhanced-geometry svg:viewBox="0 0 21600 21600" draw:type="rectangle" draw:enhanced-path="M 0 0 L 21600 0 21600 21600 0 21600 0 0 Z N"/>
            </draw:custom-shape>
            <draw:custom-shape draw:style-name="gr131" draw:text-style-name="P6" draw:layer="measurelines" svg:width="0.565cm" svg:height="0.502cm" svg:x="20.335cm" svg:y="5.498cm">
              <text:p text:style-name="P6">}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43" draw:text-style-name="P6" draw:layer="measurelines" svg:width="0.565cm" svg:height="0.504cm" svg:x="15.635cm" svg:y="8.205cm">
          <text:p text:style-name="P6">«</text:p>
          <draw:enhanced-geometry svg:viewBox="0 0 21600 21600" draw:type="rectangle" draw:enhanced-path="M 0 0 L 21600 0 21600 21600 0 21600 0 0 Z N"/>
        </draw:custom-shape>
        <draw:custom-shape draw:style-name="gr145" draw:text-style-name="P6" draw:layer="measurelines" svg:width="0.566cm" svg:height="0.504cm" svg:x="17.1cm" svg:y="8.205cm">
          <text:p text:style-name="P6">»</text:p>
          <draw:enhanced-geometry svg:viewBox="0 0 21600 21600" draw:type="rectangle" draw:enhanced-path="M 0 0 L 21600 0 21600 21600 0 21600 0 0 Z N"/>
        </draw:custom-shape>
        <draw:frame draw:style-name="gr30" draw:layer="measurelines" svg:width="8.842cm" svg:height="0.962cm" svg:x="5.658cm" svg:y="18.238cm">
          <draw:text-box>
            <text:p>JP differences with ES in blue</text:p>
          </draw:text-box>
        </draw:frame>
        <draw:custom-shape draw:style-name="gr152" draw:text-style-name="P7" draw:layer="measurelines" svg:width="0.565cm" svg:height="0.504cm" svg:x="3.6cm" svg:y="3.8cm">
          <text:p text:style-name="P7">¡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Red_20_Wall" draw:display-name="Red Wall" xlink:href="Pictures/100000000000005E0000005E1885C8B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  <style:master-page style:name="Per_20_defecte_5f_" style:display-name="Per defecte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ises </meta:initial-creator>
    <meta:creation-date>2012-02-10T16:59:04</meta:creation-date>
    <dc:date>2015-03-28T23:18:21.476454792</dc:date>
    <meta:editing-duration>PT12H26M27S</meta:editing-duration>
    <meta:editing-cycles>72</meta:editing-cycles>
    <meta:generator>LibreOffice/4.3.3.2$Linux_X86_64 LibreOffice_project/430m0$Build-2</meta:generator>
    <meta:print-date>2015-03-28T12:46:42.220635066</meta:print-date>
    <meta:document-statistic meta:object-count="1801"/>
  </office:meta>
</office:document-meta>
</file>